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T11" style:parent-style-name="DefaultParagraphFont" style:family="text">
      <style:text-properties fo:text-transform="uppercase" fo:color="#595959" fo:font-size="10pt" style:font-size-asian="10pt" style:font-size-complex="10pt"/>
    </style:style>
    <style:style style:name="P12" style:parent-style-name="Normal" style:family="paragraph">
      <style:paragraph-properties fo:break-before="page"/>
    </style:style>
    <style:style style:name="P13" style:parent-style-name="NoSpacing" style:family="paragraph">
      <style:paragraph-properties fo:text-align="center"/>
      <style:text-properties style:font-name="Times New Roman" fo:font-size="16pt" style:font-size-asian="16pt" style:font-size-complex="16pt"/>
    </style:style>
    <style:style style:name="P14" style:parent-style-name="PreformattedText" style:family="paragraph">
      <style:text-properties style:font-name="URW Palladio L" fo:font-size="12pt" style:font-size-asian="12pt" style:font-size-complex="12pt"/>
    </style:style>
    <style:style style:name="P15" style:parent-style-name="TOC1" style:family="paragraph">
      <style:paragraph-properties>
        <style:tab-stops>
          <style:tab-stop style:type="right" style:leader-style="dotted" style:leader-text="." style:position="6.6861in"/>
        </style:tab-stops>
      </style:paragraph-properties>
    </style:style>
    <style:style style:name="T16" style:parent-style-name="Hyperlink" style:family="text">
      <style:text-properties style:font-name="Times New Roman" style:font-name-complex="Times New Roman"/>
    </style:style>
    <style:style style:name="P17" style:parent-style-name="TOC2" style:family="paragraph">
      <style:paragraph-properties>
        <style:tab-stops>
          <style:tab-stop style:type="right" style:leader-style="dotted" style:leader-text="." style:position="6.5194in"/>
        </style:tab-stops>
      </style:paragraph-properties>
    </style:style>
    <style:style style:name="T18" style:parent-style-name="Hyperlink" style:family="text">
      <style:text-properties style:font-name="Times New Roman" style:font-name-complex="Times New Roman"/>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Hyperlink" style:family="text">
      <style:text-properties style:font-name="Times New Roman" style:font-name-complex="Times New Roman"/>
    </style:style>
    <style:style style:name="P21" style:parent-style-name="TOC2" style:family="paragraph">
      <style:paragraph-properties>
        <style:tab-stops>
          <style:tab-stop style:type="right" style:leader-style="dotted" style:leader-text="." style:position="6.5194in"/>
        </style:tab-stops>
      </style:paragraph-properties>
    </style:style>
    <style:style style:name="T22" style:parent-style-name="Hyperlink" style:family="text">
      <style:text-properties style:font-name="Times New Roman" style:font-name-complex="Times New Roman"/>
    </style:style>
    <style:style style:name="P23" style:parent-style-name="TOC1" style:family="paragraph">
      <style:paragraph-properties>
        <style:tab-stops>
          <style:tab-stop style:type="right" style:leader-style="dotted" style:leader-text="." style:position="6.6861in"/>
        </style:tab-stops>
      </style:paragraph-properties>
    </style:style>
    <style:style style:name="T24" style:parent-style-name="Hyperlink" style:family="text">
      <style:text-properties style:font-name="Times New Roman" style:font-name-complex="Times New Roman"/>
    </style:style>
    <style:style style:name="P25" style:parent-style-name="TOC2" style:family="paragraph">
      <style:paragraph-properties>
        <style:tab-stops>
          <style:tab-stop style:type="right" style:leader-style="dotted" style:leader-text="." style:position="6.5194in"/>
        </style:tab-stops>
      </style:paragraph-properties>
    </style:style>
    <style:style style:name="T26" style:parent-style-name="Hyperlink" style:family="text">
      <style:text-properties style:font-name="Times New Roman" style:font-name-complex="Times New Roman"/>
    </style:style>
    <style:style style:name="P27" style:parent-style-name="TOC2" style:family="paragraph">
      <style:paragraph-properties>
        <style:tab-stops>
          <style:tab-stop style:type="right" style:leader-style="dotted" style:leader-text="." style:position="6.5194in"/>
        </style:tab-stops>
      </style:paragraph-properties>
    </style:style>
    <style:style style:name="T28" style:parent-style-name="Hyperlink" style:family="text">
      <style:text-properties style:font-name="Times New Roman" style:font-name-complex="Times New Roman"/>
    </style:style>
    <style:style style:name="P29" style:parent-style-name="TOC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style:font-name="Times New Roman" style:font-name-complex="Times New Roman"/>
    </style:style>
    <style:style style:name="P31" style:parent-style-name="TOC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style:font-name="Times New Roman" style:font-name-complex="Times New Roman"/>
    </style:style>
    <style:style style:name="P33" style:parent-style-name="TOC1" style:family="paragraph">
      <style:paragraph-properties>
        <style:tab-stops>
          <style:tab-stop style:type="right" style:leader-style="dotted" style:leader-text="." style:position="6.6861in"/>
        </style:tab-stops>
      </style:paragraph-properties>
    </style:style>
    <style:style style:name="T34" style:parent-style-name="Hyperlink" style:family="text">
      <style:text-properties style:font-name="Times New Roman" style:font-name-complex="Times New Roman"/>
    </style:style>
    <style:style style:name="T35" style:parent-style-name="Hyperlink" style:family="text">
      <style:text-properties style:font-name="Times New Roman" style:font-name-complex="Times New Roman"/>
    </style:style>
    <style:style style:name="T36" style:parent-style-name="Hyperlink" style:family="text">
      <style:text-properties style:font-name="Times New Roman" style:font-name-complex="Times New Roman"/>
    </style:style>
    <style:style style:name="P37" style:parent-style-name="TOC2" style:family="paragraph">
      <style:paragraph-properties>
        <style:tab-stops>
          <style:tab-stop style:type="right" style:leader-style="dotted" style:leader-text="." style:position="6.5194in"/>
        </style:tab-stops>
      </style:paragraph-properties>
    </style:style>
    <style:style style:name="T38" style:parent-style-name="Hyperlink" style:family="text">
      <style:text-properties style:font-name="Times New Roman" style:font-name-complex="Times New Roman"/>
    </style:style>
    <style:style style:name="P39" style:parent-style-name="TOC2" style:family="paragraph">
      <style:paragraph-properties>
        <style:tab-stops>
          <style:tab-stop style:type="right" style:leader-style="dotted" style:leader-text="." style:position="6.5194in"/>
        </style:tab-stops>
      </style:paragraph-properties>
    </style:style>
    <style:style style:name="T40" style:parent-style-name="Hyperlink" style:family="text">
      <style:text-properties style:font-name="Times New Roman" style:font-name-complex="Times New Roman"/>
    </style:style>
    <style:style style:name="P41" style:parent-style-name="TOC3" style:family="paragraph">
      <style:paragraph-properties>
        <style:tab-stops>
          <style:tab-stop style:type="right" style:leader-style="dotted" style:leader-text="." style:position="6.3527in"/>
        </style:tab-stops>
      </style:paragraph-properties>
    </style:style>
    <style:style style:name="T42" style:parent-style-name="Hyperlink" style:family="text">
      <style:text-properties style:font-name="Times New Roman" style:font-name-complex="Times New Roman"/>
    </style:style>
    <style:style style:name="P43" style:parent-style-name="TOC2" style:family="paragraph">
      <style:paragraph-properties>
        <style:tab-stops>
          <style:tab-stop style:type="right" style:leader-style="dotted" style:leader-text="." style:position="6.5194in"/>
        </style:tab-stops>
      </style:paragraph-properties>
    </style:style>
    <style:style style:name="T44" style:parent-style-name="Hyperlink" style:family="text">
      <style:text-properties style:font-name="Times New Roman" style:font-name-complex="Times New Roman"/>
    </style:style>
    <style:style style:name="P45" style:parent-style-name="TOC3" style:family="paragraph">
      <style:paragraph-properties>
        <style:tab-stops>
          <style:tab-stop style:type="right" style:leader-style="dotted" style:leader-text="." style:position="6.3527in"/>
        </style:tab-stops>
      </style:paragraph-properties>
    </style:style>
    <style:style style:name="T46" style:parent-style-name="Hyperlink" style:family="text">
      <style:text-properties style:font-name="Times New Roman" style:font-name-complex="Times New Roman"/>
    </style:style>
    <style:style style:name="P47" style:parent-style-name="TOC2" style:family="paragraph">
      <style:paragraph-properties>
        <style:tab-stops>
          <style:tab-stop style:type="right" style:leader-style="dotted" style:leader-text="." style:position="6.5194in"/>
        </style:tab-stops>
      </style:paragraph-properties>
    </style:style>
    <style:style style:name="T48" style:parent-style-name="Hyperlink" style:family="text">
      <style:text-properties style:font-name="Times New Roman" style:font-name-complex="Times New Roman"/>
    </style:style>
    <style:style style:name="P49" style:parent-style-name="TOC3" style:family="paragraph">
      <style:paragraph-properties>
        <style:tab-stops>
          <style:tab-stop style:type="right" style:leader-style="dotted" style:leader-text="." style:position="6.3527in"/>
        </style:tab-stops>
      </style:paragraph-properties>
    </style:style>
    <style:style style:name="T50" style:parent-style-name="Hyperlink" style:family="text">
      <style:text-properties style:font-name="Times New Roman" style:font-name-complex="Times New Roman"/>
    </style:style>
    <style:style style:name="P51" style:parent-style-name="TOC2" style:family="paragraph">
      <style:paragraph-properties>
        <style:tab-stops>
          <style:tab-stop style:type="right" style:leader-style="dotted" style:leader-text="." style:position="6.5194in"/>
        </style:tab-stops>
      </style:paragraph-properties>
    </style:style>
    <style:style style:name="T52" style:parent-style-name="Hyperlink" style:family="text">
      <style:text-properties style:font-name="Times New Roman" style:font-name-complex="Times New Roman"/>
    </style:style>
    <style:style style:name="P53" style:parent-style-name="TOC3" style:family="paragraph">
      <style:paragraph-properties>
        <style:tab-stops>
          <style:tab-stop style:type="right" style:leader-style="dotted" style:leader-text="." style:position="6.3527in"/>
        </style:tab-stops>
      </style:paragraph-properties>
    </style:style>
    <style:style style:name="T54" style:parent-style-name="Hyperlink" style:family="text">
      <style:text-properties style:font-name="Times New Roman" style:font-name-complex="Times New Roman"/>
    </style:style>
    <style:style style:name="P55" style:parent-style-name="TOC1" style:family="paragraph">
      <style:paragraph-properties>
        <style:tab-stops>
          <style:tab-stop style:type="right" style:leader-style="dotted" style:leader-text="." style:position="6.6861in"/>
        </style:tab-stops>
      </style:paragraph-properties>
    </style:style>
    <style:style style:name="T56" style:parent-style-name="Hyperlink" style:family="text">
      <style:text-properties style:font-name="Times New Roman" style:font-name-complex="Times New Roman"/>
    </style:style>
    <style:style style:name="P57" style:parent-style-name="TOC2" style:family="paragraph">
      <style:paragraph-properties>
        <style:tab-stops>
          <style:tab-stop style:type="right" style:leader-style="dotted" style:leader-text="." style:position="6.5194in"/>
        </style:tab-stops>
      </style:paragraph-properties>
    </style:style>
    <style:style style:name="T58" style:parent-style-name="Hyperlink" style:family="text">
      <style:text-properties style:font-name="Times New Roman" style:font-name-complex="Times New Roman"/>
    </style:style>
    <style:style style:name="P59" style:parent-style-name="TOC2" style:family="paragraph">
      <style:paragraph-properties>
        <style:tab-stops>
          <style:tab-stop style:type="right" style:leader-style="dotted" style:leader-text="." style:position="6.5194in"/>
        </style:tab-stops>
      </style:paragraph-properties>
    </style:style>
    <style:style style:name="T60" style:parent-style-name="Hyperlink" style:family="text">
      <style:text-properties style:font-name="Times New Roman" style:font-name-complex="Times New Roman"/>
    </style:style>
    <style:style style:name="P61" style:parent-style-name="TOC3" style:family="paragraph">
      <style:paragraph-properties>
        <style:tab-stops>
          <style:tab-stop style:type="right" style:leader-style="dotted" style:leader-text="." style:position="6.3527in"/>
        </style:tab-stops>
      </style:paragraph-properties>
    </style:style>
    <style:style style:name="T62" style:parent-style-name="Hyperlink" style:family="text">
      <style:text-properties style:font-name="Times New Roman" style:font-name-complex="Times New Roman"/>
    </style:style>
    <style:style style:name="P63" style:parent-style-name="TOC3" style:family="paragraph">
      <style:paragraph-properties>
        <style:tab-stops>
          <style:tab-stop style:type="right" style:leader-style="dotted" style:leader-text="." style:position="6.3527in"/>
        </style:tab-stops>
      </style:paragraph-properties>
    </style:style>
    <style:style style:name="T64" style:parent-style-name="Hyperlink" style:family="text">
      <style:text-properties style:font-name="Times New Roman" style:font-name-complex="Times New Roman"/>
    </style:style>
    <style:style style:name="T65" style:parent-style-name="Hyperlink" style:family="text">
      <style:text-properties style:font-name="Times New Roman" style:font-name-complex="Times New Roman"/>
    </style:style>
    <style:style style:name="P66" style:parent-style-name="TOC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Times New Roman" style:font-name-complex="Times New Roman"/>
    </style:style>
    <style:style style:name="P68" style:parent-style-name="TOC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Times New Roman" style:font-name-complex="Times New Roman"/>
    </style:style>
    <style:style style:name="P70" style:parent-style-name="TOC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style:font-name="Times New Roman" style:font-name-complex="Times New Roman"/>
    </style:style>
    <style:style style:name="P72" style:parent-style-name="TOC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style:font-name="Times New Roman" style:font-name-complex="Times New Roman"/>
    </style:style>
    <style:style style:name="P74" style:parent-style-name="TOC3" style:family="paragraph">
      <style:paragraph-properties>
        <style:tab-stops>
          <style:tab-stop style:type="right" style:leader-style="dotted" style:leader-text="." style:position="6.3527in"/>
        </style:tab-stops>
      </style:paragraph-properties>
    </style:style>
    <style:style style:name="T75" style:parent-style-name="Hyperlink" style:family="text">
      <style:text-properties style:font-name="Times New Roman" style:font-name-complex="Times New Roman"/>
    </style:style>
    <style:style style:name="P76" style:parent-style-name="TOC3" style:family="paragraph">
      <style:paragraph-properties>
        <style:tab-stops>
          <style:tab-stop style:type="right" style:leader-style="dotted" style:leader-text="." style:position="6.3527in"/>
        </style:tab-stops>
      </style:paragraph-properties>
    </style:style>
    <style:style style:name="T77" style:parent-style-name="Hyperlink" style:family="text">
      <style:text-properties style:font-name="Times New Roman" style:font-name-complex="Times New Roman"/>
    </style:style>
    <style:style style:name="P78" style:parent-style-name="TOC1" style:family="paragraph">
      <style:paragraph-properties>
        <style:tab-stops>
          <style:tab-stop style:type="right" style:leader-style="dotted" style:leader-text="." style:position="6.6861in"/>
        </style:tab-stops>
      </style:paragraph-properties>
    </style:style>
    <style:style style:name="P79" style:parent-style-name="TOC2" style:family="paragraph">
      <style:paragraph-properties>
        <style:tab-stops>
          <style:tab-stop style:type="right" style:leader-style="dotted" style:leader-text="." style:position="6.5194in"/>
        </style:tab-stops>
      </style:paragraph-properties>
    </style:style>
    <style:style style:name="P80" style:parent-style-name="TOC2" style:family="paragraph">
      <style:paragraph-properties>
        <style:tab-stops>
          <style:tab-stop style:type="right" style:leader-style="dotted" style:leader-text="." style:position="6.5194in"/>
        </style:tab-stops>
      </style:paragraph-properties>
    </style:style>
    <style:style style:name="P81" style:parent-style-name="TOC2" style:family="paragraph">
      <style:paragraph-properties>
        <style:tab-stops>
          <style:tab-stop style:type="right" style:leader-style="dotted" style:leader-text="." style:position="6.5194in"/>
        </style:tab-stops>
      </style:paragraph-properties>
    </style:style>
    <style:style style:name="P82" style:parent-style-name="TOC2" style:family="paragraph">
      <style:paragraph-properties>
        <style:tab-stops>
          <style:tab-stop style:type="right" style:leader-style="dotted" style:leader-text="." style:position="6.5194in"/>
        </style:tab-stops>
      </style:paragraph-properties>
    </style:style>
    <style:style style:name="P83" style:parent-style-name="TOC2" style:family="paragraph">
      <style:paragraph-properties>
        <style:tab-stops>
          <style:tab-stop style:type="right" style:leader-style="dotted" style:leader-text="." style:position="6.5194in"/>
        </style:tab-stops>
      </style:paragraph-properties>
    </style:style>
    <style:style style:name="P84" style:parent-style-name="TOC1" style:family="paragraph">
      <style:paragraph-properties>
        <style:tab-stops>
          <style:tab-stop style:type="right" style:leader-style="dotted" style:leader-text="." style:position="6.6861in"/>
        </style:tab-stops>
      </style:paragraph-properties>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5" style:parent-style-name="Head2" style:family="paragraph">
      <style:text-properties style:font-name="Times New Roman" style:font-name-complex="Times New Roman" fo:font-size="12pt" style:font-size-asian="12pt"/>
    </style:style>
    <style:style style:name="P96" style:parent-style-name="Head2" style:family="paragraph">
      <style:text-properties style:font-name="Times New Roman" style:font-name-complex="Times New Roman" fo:font-size="12pt" style:font-size-asian="12pt"/>
    </style:style>
    <style:style style:name="P97" style:parent-style-name="PreformattedText" style:family="paragraph">
      <style:paragraph-properties fo:text-align="justify"/>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color="#222222"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9" style:parent-style-name="Normal" style:family="paragraph">
      <style:text-properties style:font-name="Times New Roman" style:font-name-complex="Times New Roman"/>
    </style:style>
    <style:style style:name="P110" style:parent-style-name="Normal" style:family="paragraph">
      <style:paragraph-properties fo:break-before="page"/>
    </style:style>
    <style:style style:name="P111" style:parent-style-name="Head1" style:family="paragraph">
      <style:text-properties style:font-name="Times New Roman" style:font-name-complex="Times New Roman" fo:font-size="12pt" style:font-size-asian="12pt" style:font-size-complex="12pt"/>
    </style:style>
    <style:style style:name="P112" style:parent-style-name="PreformattedText" style:family="paragraph">
      <style:text-properties style:font-name="Times New Roman" style:font-name-complex="Times New Roman" fo:color="#000000" fo:font-size="12pt" style:font-size-asian="12pt" style:font-size-complex="12pt"/>
    </style:style>
    <style:style style:name="P113" style:parent-style-name="PreformattedText" style:family="paragraph">
      <style:text-properties style:font-name="Times New Roman" style:font-name-complex="Times New Roman" fo:color="#000000" fo:font-size="12pt" style:font-size-asian="12pt" style:font-size-complex="12pt"/>
    </style:style>
    <style:style style:name="P114" style:parent-style-name="PreformattedText" style:family="paragraph">
      <style:text-properties style:font-name="Times New Roman" style:font-name-complex="Times New Roman" fo:color="#000000" fo:font-size="12pt" style:font-size-asian="12pt" style:font-size-complex="12pt"/>
    </style:style>
    <style:style style:name="P115" style:parent-style-name="PreformattedText" style:family="paragraph">
      <style:text-properties style:font-name="Times New Roman" style:font-name-complex="Times New Roman" fo:color="#000000" fo:font-size="12pt" style:font-size-asian="12pt" style:font-size-complex="12pt"/>
    </style:style>
    <style:style style:name="P116" style:parent-style-name="PreformattedText" style:family="paragraph">
      <style:text-properties style:font-name="Times New Roman" style:font-name-complex="Times New Roman" fo:color="#000000" fo:font-size="12pt" style:font-size-asian="12pt" style:font-size-complex="12pt"/>
    </style:style>
    <style:style style:name="P117" style:parent-style-name="Head2" style:family="paragraph">
      <style:text-properties style:font-name="Times New Roman" style:font-name-complex="Times New Roman" fo:font-size="12pt" style:font-size-asian="12pt"/>
    </style:style>
    <style:style style:name="P118" style:parent-style-name="PreformattedText" style:family="paragraph">
      <style:text-properties style:font-name="Times New Roman" style:font-name-complex="Times New Roman" fo:color="#000000" fo:font-size="12pt" style:font-size-asian="12pt" style:font-size-complex="12pt"/>
    </style:style>
    <style:style style:name="P119" style:parent-style-name="PreformattedText" style:family="paragraph">
      <style:text-properties style:font-name="Times New Roman" style:font-name-complex="Times New Roman" fo:color="#000000" fo:font-size="12pt" style:font-size-asian="12pt" style:font-size-complex="12pt"/>
    </style:style>
    <style:style style:name="P120" style:parent-style-name="PreformattedText" style:family="paragraph">
      <style:text-properties style:font-name="Times New Roman" style:font-name-complex="Times New Roman" fo:color="#000000" fo:font-size="12pt" style:font-size-asian="12pt" style:font-size-complex="12pt"/>
    </style:style>
    <style:style style:name="T121" style:parent-style-name="DefaultParagraphFont" style:family="text">
      <style:text-properties style:font-name="Times New Roman" style:font-name-complex="Times New Roman" fo:color="#000000" fo:font-size="12pt" style:font-size-asian="12pt" style:font-size-complex="12pt"/>
    </style:style>
    <style:style style:name="T122" style:parent-style-name="DefaultParagraphFont" style:family="text">
      <style:text-properties style:font-name="Times New Roman" style:font-name-complex="Times New Roman" fo:color="#000000" fo:font-size="12pt" style:font-size-asian="12pt" style:font-size-complex="12pt"/>
    </style:style>
    <style:style style:name="T123" style:parent-style-name="DefaultParagraphFont" style:family="text">
      <style:text-properties style:font-name="Times New Roman" style:font-name-complex="Times New Roman" fo:color="#000000" fo:font-size="12pt" style:font-size-asian="12pt" style:font-size-complex="12pt"/>
    </style:style>
    <style:style style:name="P124" style:parent-style-name="PreformattedText" style:family="paragraph">
      <style:text-properties style:font-name="Times New Roman" style:font-name-complex="Times New Roman" fo:color="#000000" fo:font-size="12pt" style:font-size-asian="12pt" style:font-size-complex="12pt"/>
    </style:style>
    <style:style style:name="P125" style:parent-style-name="PreformattedText" style:family="paragraph">
      <style:text-properties style:font-name="Times New Roman" style:font-name-complex="Times New Roman" fo:color="#000000" fo:font-size="12pt" style:font-size-asian="12pt" style:font-size-complex="12pt"/>
    </style:style>
    <style:style style:name="P126" style:parent-style-name="PreformattedText" style:family="paragraph">
      <style:text-properties style:font-name="Times New Roman" style:font-name-complex="Times New Roman" fo:color="#000000" fo:font-size="12pt" style:font-size-asian="12pt" style:font-size-complex="12pt"/>
    </style:style>
    <style:style style:name="P127" style:parent-style-name="PreformattedText" style:family="paragraph">
      <style:text-properties style:font-name="Times New Roman" style:font-name-complex="Times New Roman" fo:color="#000000" fo:font-size="12pt" style:font-size-asian="12pt" style:font-size-complex="12pt"/>
    </style:style>
    <style:style style:name="P128" style:parent-style-name="PreformattedText" style:family="paragraph">
      <style:text-properties style:font-name="Times New Roman" style:font-name-complex="Times New Roman" fo:color="#000000" fo:font-size="12pt" style:font-size-asian="12pt" style:font-size-complex="12pt"/>
    </style:style>
    <style:style style:name="T129" style:parent-style-name="DefaultParagraphFont" style:family="text">
      <style:text-properties style:font-name="Times New Roman" style:font-name-complex="Times New Roman" fo:color="#000000" fo:font-size="12pt" style:font-size-asian="12pt" style:font-size-complex="12pt"/>
    </style:style>
    <style:style style:name="T130" style:parent-style-name="DefaultParagraphFont" style:family="text">
      <style:text-properties style:font-name="Times New Roman" style:font-name-complex="Times New Roman" fo:color="#000000" fo:font-size="12pt" style:font-size-asian="12pt" style:font-size-complex="12pt"/>
    </style:style>
    <style:style style:name="T131" style:parent-style-name="DefaultParagraphFont" style:family="text">
      <style:text-properties style:font-name="Times New Roman" style:font-name-complex="Times New Roman" fo:color="#000000" fo:font-size="12pt" style:font-size-asian="12pt" style:font-size-complex="12pt"/>
    </style:style>
    <style:style style:name="P132" style:parent-style-name="PreformattedText" style:family="paragraph">
      <style:text-properties style:font-name="Times New Roman" style:font-name-complex="Times New Roman" fo:color="#000000" fo:font-size="12pt" style:font-size-asian="12pt" style:font-size-complex="12pt"/>
    </style:style>
    <style:style style:name="T133" style:parent-style-name="DefaultParagraphFont" style:family="text">
      <style:text-properties style:font-name="Times New Roman" style:font-name-complex="Times New Roman" fo:color="#000000" fo:font-size="12pt" style:font-size-asian="12pt" style:font-size-complex="12pt"/>
    </style:style>
    <style:style style:name="T134" style:parent-style-name="DefaultParagraphFont" style:family="text">
      <style:text-properties style:font-name="Times New Roman" style:font-name-complex="Times New Roman" fo:color="#000000" fo:font-size="12pt" style:font-size-asian="12pt" style:font-size-complex="12pt"/>
    </style:style>
    <style:style style:name="T135" style:parent-style-name="DefaultParagraphFont" style:family="text">
      <style:text-properties style:font-name="Times New Roman" style:font-name-complex="Times New Roman" fo:color="#000000" fo:font-size="12pt" style:font-size-asian="12pt" style:font-size-complex="12pt"/>
    </style:style>
    <style:style style:name="T136" style:parent-style-name="DefaultParagraphFont" style:family="text">
      <style:text-properties style:font-name="Times New Roman" style:font-name-complex="Times New Roman" fo:color="#000000" fo:font-size="12pt" style:font-size-asian="12pt" style:font-size-complex="12pt"/>
    </style:style>
    <style:style style:name="P137" style:parent-style-name="PreformattedText" style:family="paragraph">
      <style:text-properties style:font-name="Times New Roman" style:font-name-complex="Times New Roman" fo:color="#000000" fo:font-size="12pt" style:font-size-asian="12pt" style:font-size-complex="12pt"/>
    </style:style>
    <style:style style:name="P138" style:parent-style-name="PreformattedText" style:family="paragraph">
      <style:text-properties style:font-name="Times New Roman" style:font-name-complex="Times New Roman" fo:color="#000000" fo:font-size="12pt" style:font-size-asian="12pt" style:font-size-complex="12pt"/>
    </style:style>
    <style:style style:name="P139" style:parent-style-name="Head1" style:family="paragraph">
      <style:text-properties style:font-name="Times New Roman" style:font-name-complex="Times New Roman" fo:font-size="12pt" style:font-size-asian="12pt" style:font-size-complex="12pt"/>
    </style:style>
    <style:style style:name="P140" style:parent-style-name="PreformattedText" style:family="paragraph">
      <style:text-properties style:font-name="Times New Roman" style:font-name-complex="Times New Roman" fo:font-size="12pt" style:font-size-asian="12pt" style:font-size-complex="12pt"/>
    </style:style>
    <style:style style:name="P141" style:parent-style-name="PreformattedText" style:family="paragraph">
      <style:text-properties style:font-name="Times New Roman" style:font-name-complex="Times New Roman" fo:font-size="12pt" style:font-size-asian="12pt" style:font-size-complex="12pt"/>
    </style:style>
    <style:style style:name="P142" style:parent-style-name="PreformattedText" style:family="paragraph">
      <style:text-properties style:font-name="Times New Roman" style:font-name-complex="Times New Roman" fo:font-size="12pt" style:font-size-asian="12pt" style:font-size-complex="12pt"/>
    </style:style>
    <style:style style:name="P143" style:parent-style-name="PreformattedText" style:family="paragraph">
      <style:text-properties style:font-name="Times New Roman" style:font-name-complex="Times New Roman" fo:font-size="12pt" style:font-size-asian="12pt" style:font-size-complex="12pt"/>
    </style:style>
    <style:style style:name="P144" style:parent-style-name="PreformattedText" style:family="paragraph">
      <style:text-properties style:font-name="Times New Roman" style:font-name-complex="Times New Roman" fo:font-size="12pt" style:font-size-asian="12pt" style:font-size-complex="12pt"/>
    </style:style>
    <style:style style:name="P145" style:parent-style-name="Head2" style:family="paragraph">
      <style:text-properties style:font-name="Times New Roman" style:font-name-complex="Times New Roman" fo:font-size="12pt" style:font-size-asian="12pt"/>
    </style:style>
    <style:style style:name="P14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2" style:parent-style-name="PreformattedText" style:family="paragraph">
      <style:text-properties style:font-name="Times New Roman" style:font-name-complex="Times New Roman" fo:font-size="12pt" style:font-size-asian="12pt" style:font-size-complex="12pt"/>
    </style:style>
    <style:style style:name="P153" style:parent-style-name="Head2" style:family="paragraph">
      <style:text-properties style:font-name="Times New Roman" style:font-name-complex="Times New Roman" fo:font-size="12pt" style:font-size-asian="12pt"/>
    </style:style>
    <style:style style:name="P15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0" style:parent-style-name="PreformattedText" style:family="paragraph">
      <style:text-properties style:font-name="Times New Roman" style:font-name-complex="Times New Roman" fo:font-size="12pt" style:font-size-asian="12pt" style:font-size-complex="12pt"/>
    </style:style>
    <style:style style:name="P161" style:parent-style-name="Head2" style:family="paragraph">
      <style:text-properties style:font-name="Times New Roman" style:font-name-complex="Times New Roman" fo:font-size="12pt" style:font-size-asian="12pt"/>
    </style:style>
    <style:style style:name="P1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4" style:parent-style-name="PreformattedText" style:family="paragraph">
      <style:text-properties style:font-name="Times New Roman" style:font-name-complex="Times New Roman" fo:font-size="12pt" style:font-size-asian="12pt" style:font-size-complex="12pt"/>
    </style:style>
    <style:style style:name="P185" style:parent-style-name="Head2" style:family="paragraph">
      <style:text-properties style:font-name="Times New Roman" style:font-name-complex="Times New Roman" fo:font-size="12pt" style:font-size-asian="12pt"/>
    </style:style>
    <style:style style:name="P18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3" style:parent-style-name="PreformattedText" style:family="paragraph">
      <style:text-properties style:font-name="Times New Roman" style:font-name-complex="Times New Roman" fo:font-size="12pt" style:font-size-asian="12pt" style:font-size-complex="12pt"/>
    </style:style>
    <style:style style:name="P194" style:parent-style-name="PreformattedText" style:family="paragraph">
      <style:text-properties style:font-name="Times New Roman" style:font-name-complex="Times New Roman" fo:font-size="12pt" style:font-size-asian="12pt" style:font-size-complex="12pt"/>
    </style:style>
    <style:style style:name="P195" style:parent-style-name="PreformattedText" style:family="paragraph">
      <style:text-properties style:font-name="Times New Roman" style:font-name-complex="Times New Roman" fo:font-size="12pt" style:font-size-asian="12pt" style:font-size-complex="12pt"/>
    </style:style>
    <style:style style:name="P196" style:parent-style-name="PreformattedText" style:family="paragraph">
      <style:text-properties style:font-name="Times New Roman" style:font-name-complex="Times New Roman" fo:font-size="12pt" style:font-size-asian="12pt" style:font-size-complex="12pt"/>
    </style:style>
    <style:style style:name="P197" style:parent-style-name="Normal" style:family="paragraph">
      <style:text-properties style:font-name="Times New Roman" style:font-name-complex="Times New Roman"/>
    </style:style>
    <style:style style:name="P198" style:parent-style-name="Head1" style:family="paragraph">
      <style:text-properties style:font-name="Times New Roman" style:font-name-complex="Times New Roman" fo:font-size="12pt" style:font-size-asian="12pt" style:font-size-complex="12pt"/>
    </style:style>
    <style:style style:name="P199" style:parent-style-name="PreformattedText" style:family="paragraph">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fo:language="en" fo:country="GB"/>
    </style:style>
    <style:style style:name="P203" style:parent-style-name="PreformattedText" style:family="paragraph">
      <style:text-properties style:font-name="Times New Roman" style:font-name-complex="Times New Roman" fo:font-size="12pt" style:font-size-asian="12pt" style:font-size-complex="12pt"/>
    </style:style>
    <style:style style:name="P204" style:parent-style-name="PreformattedText" style:family="paragraph">
      <style:text-properties style:font-name="Times New Roman" style:font-name-complex="Times New Roman" fo:font-size="12pt" style:font-size-asian="12pt" style:font-size-complex="12pt"/>
    </style:style>
    <style:style style:name="TableColumn206" style:family="table-column">
      <style:table-column-properties style:column-width="0.6861in"/>
    </style:style>
    <style:style style:name="TableColumn207" style:family="table-column">
      <style:table-column-properties style:column-width="2.6979in"/>
    </style:style>
    <style:style style:name="TableColumn208" style:family="table-column">
      <style:table-column-properties style:column-width="1.7972in"/>
    </style:style>
    <style:style style:name="TableColumn209" style:family="table-column">
      <style:table-column-properties style:column-width="1.5048in"/>
    </style:style>
    <style:style style:name="Table205" style:family="table">
      <style:table-properties style:width="6.6861in" fo:margin-left="0in" table:align="left"/>
    </style:style>
    <style:style style:name="TableRow210" style:family="table-row">
      <style:table-row-properties/>
    </style:style>
    <style:style style:name="TableCell211" style:family="table-cell">
      <style:table-cell-properties fo:border="0.0069in solid #000000" fo:background-color="#BFBFBF" style:writing-mode="lr-tb" fo:padding-top="0in" fo:padding-left="0.075in" fo:padding-bottom="0in" fo:padding-right="0.075in"/>
    </style:style>
    <style:style style:name="P212" style:parent-style-name="PreformattedText" style:family="paragraph">
      <style:text-properties style:font-name="Times New Roman" style:font-name-complex="Times New Roman" fo:font-size="12pt" style:font-size-asian="12pt" style:font-size-complex="12pt"/>
    </style:style>
    <style:style style:name="TableCell213" style:family="table-cell">
      <style:table-cell-properties fo:border="0.0069in solid #000000" fo:background-color="#BFBFBF" style:writing-mode="lr-tb" fo:padding-top="0in" fo:padding-left="0.075in" fo:padding-bottom="0in" fo:padding-right="0.075in"/>
    </style:style>
    <style:style style:name="P214" style:parent-style-name="PreformattedText" style:family="paragraph">
      <style:text-properties style:font-name="Times New Roman" style:font-name-complex="Times New Roman" fo:font-size="12pt" style:font-size-asian="12pt" style:font-size-complex="12pt"/>
    </style:style>
    <style:style style:name="TableCell215" style:family="table-cell">
      <style:table-cell-properties fo:border="0.0069in solid #000000" fo:background-color="#BFBFBF" style:writing-mode="lr-tb" fo:padding-top="0in" fo:padding-left="0.075in" fo:padding-bottom="0in" fo:padding-right="0.075in"/>
    </style:style>
    <style:style style:name="P216" style:parent-style-name="PreformattedText" style:family="paragraph">
      <style:text-properties style:font-name="Times New Roman" style:font-name-complex="Times New Roman" fo:font-size="12pt" style:font-size-asian="12pt" style:font-size-complex="12pt"/>
    </style:style>
    <style:style style:name="TableCell217" style:family="table-cell">
      <style:table-cell-properties fo:border="0.0069in solid #000000" fo:background-color="#BFBFBF" style:writing-mode="lr-tb" fo:padding-top="0in" fo:padding-left="0.075in" fo:padding-bottom="0in" fo:padding-right="0.075in"/>
    </style:style>
    <style:style style:name="P218" style:parent-style-name="PreformattedText" style:family="paragraph">
      <style:text-properties style:font-name="Times New Roman" style:font-name-complex="Times New Roman" fo:font-size="12pt" style:font-size-asian="12pt" style:font-size-complex="12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PreformattedText" style:family="paragraph">
      <style:text-properties style:font-name="Times New Roman" style:font-name-complex="Times New Roman"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PreformattedText" style:family="paragraph">
      <style:text-properties style:font-name="Times New Roman" style:font-name-complex="Times New Roman"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PreformattedText" style:family="paragraph">
      <style:text-properties style:font-name="Times New Roman" style:font-name-complex="Times New Roman"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PreformattedText" style:family="paragraph">
      <style:text-properties style:font-name="Times New Roman" style:font-name-complex="Times New Roman" fo:font-size="12pt" style:font-size-asian="12pt" style:font-size-complex="12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PreformattedText" style:family="paragraph">
      <style:text-properties style:font-name="Times New Roman" style:font-name-complex="Times New Roman"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PreformattedText" style:family="paragraph">
      <style:text-properties style:font-name="Times New Roman" style:font-name-complex="Times New Roman"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PreformattedText" style:family="paragraph">
      <style:text-properties style:font-name="Times New Roman" style:font-name-complex="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PreformattedText" style:family="paragraph">
      <style:text-properties style:font-name="Times New Roman" style:font-name-complex="Times New Roman" fo:font-size="12pt" style:font-size-asian="12pt" style:font-size-complex="12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PreformattedText" style:family="paragraph">
      <style:text-properties style:font-name="Times New Roman" style:font-name-complex="Times New Roman"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PreformattedText" style:family="paragraph">
      <style:text-properties style:font-name="Times New Roman" style:font-name-complex="Times New Roman"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PreformattedText" style:family="paragraph">
      <style:text-properties style:font-name="Times New Roman" style:font-name-complex="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PreformattedText" style:family="paragraph">
      <style:text-properties style:font-name="Times New Roman" style:font-name-complex="Times New Roman" fo:font-size="12pt" style:font-size-asian="12pt" style:font-size-complex="12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PreformattedText" style:family="paragraph">
      <style:text-properties style:font-name="Times New Roman" style:font-name-complex="Times New Roman"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PreformattedText" style:family="paragraph">
      <style:text-properties style:font-name="Times New Roman"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PreformattedText" style:family="paragraph">
      <style:text-properties style:font-name="Times New Roman" style:font-name-complex="Times New Roman"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PreformattedText" style:family="paragraph">
      <style:text-properties style:font-name="Times New Roman" style:font-name-complex="Times New Roman" fo:font-size="12pt" style:font-size-asian="12pt" style:font-size-complex="12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PreformattedText" style:family="paragraph">
      <style:text-properties style:font-name="Times New Roman" style:font-name-complex="Times New Roman"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PreformattedText" style:family="paragraph">
      <style:text-properties style:font-name="Times New Roman" style:font-name-complex="Times New Roman"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PreformattedText" style:family="paragraph">
      <style:text-properties style:font-name="Times New Roman" style:font-name-complex="Times New Roman"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PreformattedText" style:family="paragraph">
      <style:text-properties style:font-name="Times New Roman" style:font-name-complex="Times New Roman" fo:font-size="12pt" style:font-size-asian="12pt" style:font-size-complex="12pt"/>
    </style:style>
    <style:style style:name="P264" style:parent-style-name="PreformattedText" style:family="paragraph">
      <style:text-properties style:font-name="Times New Roman" style:font-name-complex="Times New Roman" fo:font-size="12pt" style:font-size-asian="12pt" style:font-size-complex="12pt"/>
    </style:style>
    <style:style style:name="P265" style:parent-style-name="NoSpacing" style:family="paragraph">
      <style:text-properties style:font-name="Times New Roman" fo:font-size="12pt" style:font-size-asian="12pt" style:font-size-complex="12pt"/>
    </style:style>
    <style:style style:name="P266" style:parent-style-name="Normal" style:family="paragraph">
      <style:text-properties style:font-name="Times New Roman" style:font-name-complex="Times New Roman" fo:hyphenate="true"/>
    </style:style>
    <style:style style:name="P267" style:parent-style-name="Normal" style:family="paragraph">
      <style:text-properties style:font-name="Times New Roman" style:font-name-complex="Times New Roman" fo:hyphenate="true"/>
    </style:style>
    <style:style style:name="P268" style:parent-style-name="Head2" style:family="paragraph">
      <style:text-properties style:font-name="Times New Roman" style:font-name-complex="Times New Roman" fo:font-size="12pt" style:font-size-asian="12pt"/>
    </style:style>
    <style:style style:name="P269" style:parent-style-name="PreformattedText" style:family="paragraph">
      <style:text-properties style:font-name="Times New Roman" style:font-name-complex="Times New Roman" fo:font-size="12pt" style:font-size-asian="12pt" style:font-size-complex="12pt"/>
    </style:style>
    <style:style style:name="P2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9" style:parent-style-name="Head2" style:family="paragraph">
      <style:text-properties style:font-name="Times New Roman" style:font-name-complex="Times New Roman" fo:font-size="12pt" style:font-size-asian="12pt"/>
    </style:style>
    <style:style style:name="P280" style:parent-style-name="Head3" style:family="paragraph">
      <style:text-properties style:font-name="Times New Roman" style:font-name-complex="Times New Roman" fo:font-size="12pt" style:font-size-asian="12pt"/>
    </style:style>
    <style:style style:name="P281" style:parent-style-name="PreformattedText" style:family="paragraph">
      <style:text-properties style:font-name="Times New Roman" style:font-name-complex="Times New Roman" fo:font-weight="bold" style:font-weight-asian="bold" fo:font-size="12pt" style:font-size-asian="12pt" style:font-size-complex="12pt"/>
    </style:style>
    <style:style style:name="T282" style:parent-style-name="DefaultParagraphFont" style:family="text">
      <style:text-properties style:font-name="Times New Roman" style:font-name-complex="Times New Roman" fo:font-size="12pt" style:font-size-asian="12pt" style:font-size-complex="12pt"/>
    </style:style>
    <style:style style:name="T283" style:parent-style-name="DefaultParagraphFont" style:family="text">
      <style:text-properties style:font-name="Times New Roman" style:font-name-complex="Times New Roman"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6" style:parent-style-name="DefaultParagraphFont" style:family="text">
      <style:text-properties style:font-name="Times New Roman" style:font-name-complex="Times New Roman" fo:font-size="12pt" style:font-size-asian="12pt" style:font-size-complex="12pt"/>
    </style:style>
    <style:style style:name="T287" style:parent-style-name="NoSpacingChar" style:family="text">
      <style:text-properties style:font-name="Times New Roman" style:font-name-asian="Nimbus Mono L" fo:font-size="12pt" style:font-size-asian="12pt" style:font-size-complex="12pt"/>
    </style:style>
    <style:style style:name="P288" style:parent-style-name="PreformattedText" style:family="paragraph">
      <style:paragraph-properties fo:widows="2" fo:orphans="2"/>
    </style:style>
    <style:style style:name="T289" style:parent-style-name="DefaultParagraphFont" style:family="text">
      <style:text-properties style:font-name="Times New Roman" style:font-name-complex="Times New Roman" fo:font-size="12pt" style:font-size-asian="12pt" style:font-size-complex="12pt"/>
    </style:style>
    <style:style style:name="T2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1" style:parent-style-name="DefaultParagraphFont" style:family="text">
      <style:text-properties style:font-name="Times New Roman" style:font-name-complex="Times New Roman" fo:font-size="12pt" style:font-size-asian="12pt" style:font-size-complex="12pt"/>
    </style:style>
    <style:style style:name="P2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6" style:parent-style-name="PreformattedText" style:family="paragraph">
      <style:text-properties style:font-name="Times New Roman" style:font-name-complex="Times New Roman" fo:font-size="12pt" style:font-size-asian="12pt" style:font-size-complex="12pt"/>
    </style:style>
    <style:style style:name="P297" style:parent-style-name="Head2" style:family="paragraph">
      <style:text-properties style:font-name="Times New Roman" style:font-name-complex="Times New Roman" fo:font-size="12pt" style:font-size-asian="12pt"/>
    </style:style>
    <style:style style:name="P298" style:parent-style-name="Head3" style:family="paragraph">
      <style:text-properties style:font-name="Times New Roman" style:font-name-complex="Times New Roman" fo:font-size="12pt" style:font-size-asian="12pt"/>
    </style:style>
    <style:style style:name="P299" style:parent-style-name="Normal" style:family="paragraph">
      <style:text-properties style:font-name="Times New Roman" style:font-name-complex="Times New Roman" fo:font-weight="bold" style:font-weight-asian="bold"/>
    </style:style>
    <style:style style:name="P300" style:parent-style-name="Normal" style:family="paragraph">
      <style:text-properties style:font-name="Times New Roman" style:font-name-complex="Times New Roman"/>
    </style:style>
    <style:style style:name="P301" style:parent-style-name="Normal" style:family="paragraph">
      <style:text-properties style:font-name="Times New Roman" style:font-name-complex="Times New Roman"/>
    </style:style>
    <style:style style:name="T302" style:parent-style-name="DefaultParagraphFont" style:family="text">
      <style:text-properties style:font-name="Times New Roman" style:font-name-complex="Times New Roman" fo:font-weight="bold" style:font-weight-asian="bold"/>
    </style:style>
    <style:style style:name="T303" style:parent-style-name="DefaultParagraphFont" style:family="text">
      <style:text-properties style:font-name="Times New Roman" style:font-name-complex="Times New Roman"/>
    </style:style>
    <style:style style:name="P304" style:parent-style-name="ListParagraph" style:family="paragraph">
      <style:text-properties style:font-name="Times New Roman" style:font-name-complex="Times New Roman" style:font-size-complex="12pt"/>
    </style:style>
    <style:style style:name="P305" style:parent-style-name="ListParagraph" style:family="paragraph">
      <style:text-properties style:font-name="Times New Roman" style:font-name-complex="Times New Roman" style:font-size-complex="12pt"/>
    </style:style>
    <style:style style:name="P306" style:parent-style-name="ListParagraph" style:family="paragraph">
      <style:text-properties style:font-name="Times New Roman" style:font-name-complex="Times New Roman" style:font-size-complex="12pt"/>
    </style:style>
    <style:style style:name="P307" style:parent-style-name="ListParagraph" style:family="paragraph">
      <style:text-properties style:font-name="Times New Roman" style:font-name-complex="Times New Roman" style:font-size-complex="12pt"/>
    </style:style>
    <style:style style:name="P308" style:parent-style-name="ListParagraph" style:family="paragraph">
      <style:text-properties style:font-name="Times New Roman" style:font-name-complex="Times New Roman" style:font-size-complex="12pt"/>
    </style:style>
    <style:style style:name="P309" style:parent-style-name="ListParagraph" style:family="paragraph">
      <style:text-properties style:font-name="Times New Roman" style:font-name-complex="Times New Roman" style:font-size-complex="12pt"/>
    </style:style>
    <style:style style:name="P310" style:parent-style-name="ListParagraph" style:family="paragraph">
      <style:text-properties style:font-name="Times New Roman" style:font-name-complex="Times New Roman" style:font-size-complex="12pt"/>
    </style:style>
    <style:style style:name="P311" style:parent-style-name="ListParagraph" style:family="paragraph">
      <style:text-properties style:font-name="Times New Roman" style:font-name-complex="Times New Roman" style:font-size-complex="12pt"/>
    </style:style>
    <style:style style:name="P312" style:parent-style-name="Normal" style:family="paragraph">
      <style:text-properties style:font-name="Times New Roman" style:font-name-complex="Times New Roman"/>
    </style:style>
    <style:style style:name="P313" style:parent-style-name="Head2" style:family="paragraph">
      <style:text-properties style:font-name="Times New Roman" style:font-name-complex="Times New Roman" fo:font-size="12pt" style:font-size-asian="12pt"/>
    </style:style>
    <style:style style:name="P314" style:parent-style-name="Head3" style:family="paragraph">
      <style:text-properties style:font-name="Times New Roman" style:font-name-complex="Times New Roman" fo:font-size="12pt" style:font-size-asian="12pt"/>
    </style:style>
    <style:style style:name="P315" style:parent-style-name="Normal" style:family="paragraph">
      <style:text-properties style:font-name="Times New Roman" style:font-name-complex="Times New Roman" fo:font-weight="bold" style:font-weight-asian="bold"/>
    </style:style>
    <style:style style:name="P316" style:parent-style-name="Normal" style:family="paragraph">
      <style:text-properties style:font-name="Times New Roman" style:font-name-complex="Times New Roman"/>
    </style:style>
    <style:style style:name="P317" style:parent-style-name="Normal" style:family="paragraph">
      <style:text-properties style:font-name="Times New Roman" style:font-name-complex="Times New Roman"/>
    </style:style>
    <style:style style:name="T318" style:parent-style-name="DefaultParagraphFont" style:family="text">
      <style:text-properties style:font-name="Times New Roman" style:font-name-complex="Times New Roman" fo:font-weight="bold" style:font-weight-asian="bold"/>
    </style:style>
    <style:style style:name="T319" style:parent-style-name="DefaultParagraphFont" style:family="text">
      <style:text-properties style:font-name="Times New Roman" style:font-name-complex="Times New Roman"/>
    </style:style>
    <style:style style:name="P320" style:parent-style-name="ListParagraph" style:family="paragraph">
      <style:text-properties style:font-name="Times New Roman" style:font-name-complex="Times New Roman" style:font-size-complex="12pt"/>
    </style:style>
    <style:style style:name="P321" style:parent-style-name="ListParagraph" style:family="paragraph">
      <style:text-properties style:font-name="Times New Roman" style:font-name-complex="Times New Roman" style:font-size-complex="12pt"/>
    </style:style>
    <style:style style:name="P322" style:parent-style-name="ListParagraph" style:family="paragraph">
      <style:text-properties style:font-name="Times New Roman" style:font-name-complex="Times New Roman" style:font-size-complex="12pt"/>
    </style:style>
    <style:style style:name="P323" style:parent-style-name="ListParagraph" style:family="paragraph">
      <style:text-properties style:font-name="Times New Roman" style:font-name-complex="Times New Roman" style:font-size-complex="12pt"/>
    </style:style>
    <style:style style:name="P324" style:parent-style-name="Normal" style:family="paragraph">
      <style:text-properties style:font-name="Times New Roman" style:font-name-complex="Times New Roman"/>
    </style:style>
    <style:style style:name="P325" style:parent-style-name="Head2" style:family="paragraph">
      <style:text-properties style:font-name="Times New Roman" style:font-name-complex="Times New Roman" fo:font-size="12pt" style:font-size-asian="12pt"/>
    </style:style>
    <style:style style:name="P326" style:parent-style-name="Head3" style:family="paragraph">
      <style:text-properties style:font-name="Times New Roman" style:font-name-complex="Times New Roman" fo:font-size="12pt" style:font-size-asian="12pt"/>
    </style:style>
    <style:style style:name="P327" style:parent-style-name="Normal" style:family="paragraph">
      <style:text-properties style:font-name="Times New Roman" style:font-name-complex="Times New Roman" fo:font-weight="bold" style:font-weight-asian="bold"/>
    </style:style>
    <style:style style:name="P328" style:parent-style-name="Normal" style:family="paragraph">
      <style:text-properties style:font-name="Times New Roman" style:font-name-complex="Times New Roman"/>
    </style:style>
    <style:style style:name="P329" style:parent-style-name="Normal" style:family="paragraph">
      <style:text-properties style:font-name="Times New Roman" style:font-name-complex="Times New Roman" fo:font-weight="bold" style:font-weight-asian="bold"/>
    </style:style>
    <style:style style:name="P330" style:parent-style-name="Normal" style:family="paragraph">
      <style:text-properties style:font-name="Times New Roman" style:font-name-complex="Times New Roman"/>
    </style:style>
    <style:style style:name="P331" style:parent-style-name="ListParagraph" style:family="paragraph">
      <style:text-properties style:font-name="Times New Roman" style:font-name-complex="Times New Roman" style:font-size-complex="12pt"/>
    </style:style>
    <style:style style:name="P332" style:parent-style-name="ListParagraph" style:family="paragraph">
      <style:text-properties style:font-name="Times New Roman" style:font-name-complex="Times New Roman" style:font-size-complex="12pt"/>
    </style:style>
    <style:style style:name="P333" style:parent-style-name="ListParagraph" style:family="paragraph">
      <style:text-properties style:font-name="Times New Roman" style:font-name-complex="Times New Roman" style:font-size-complex="12pt"/>
    </style:style>
    <style:style style:name="P334" style:parent-style-name="ListParagraph" style:family="paragraph">
      <style:text-properties style:font-name="Times New Roman" style:font-name-complex="Times New Roman" style:font-size-complex="12pt"/>
    </style:style>
    <style:style style:name="P335" style:parent-style-name="ListParagraph" style:family="paragraph">
      <style:text-properties style:font-name="Times New Roman" style:font-name-complex="Times New Roman" style:font-size-complex="12pt"/>
    </style:style>
    <style:style style:name="P336" style:parent-style-name="ListParagraph" style:family="paragraph">
      <style:text-properties style:font-name="Times New Roman" style:font-name-complex="Times New Roman" style:font-size-complex="12pt"/>
    </style:style>
    <style:style style:name="P337" style:parent-style-name="ListParagraph" style:family="paragraph">
      <style:text-properties style:font-name="Times New Roman" style:font-name-complex="Times New Roman" style:font-size-complex="12pt"/>
    </style:style>
    <style:style style:name="P338" style:parent-style-name="ListParagraph" style:family="paragraph">
      <style:text-properties style:font-name="Times New Roman" style:font-name-complex="Times New Roman" style:font-size-complex="12pt"/>
    </style:style>
    <style:style style:name="P339" style:parent-style-name="ListParagraph" style:family="paragraph">
      <style:text-properties style:font-name="Times New Roman" style:font-name-complex="Times New Roman" style:font-size-complex="12pt"/>
    </style:style>
    <style:style style:name="P340" style:parent-style-name="ListParagraph" style:family="paragraph">
      <style:text-properties style:font-name="Times New Roman" style:font-name-complex="Times New Roman" style:font-size-complex="12pt"/>
    </style:style>
    <style:style style:name="P341" style:parent-style-name="PreformattedText" style:family="paragraph">
      <style:text-properties style:font-name="Times New Roman" style:font-name-complex="Times New Roman" fo:color="#000000" fo:font-size="12pt" style:font-size-asian="12pt" style:font-size-complex="12pt"/>
    </style:style>
    <style:style style:name="P342" style:parent-style-name="Normal" style:family="paragraph">
      <style:paragraph-properties fo:break-before="page"/>
    </style:style>
    <style:style style:name="P343" style:parent-style-name="Head1" style:family="paragraph">
      <style:text-properties style:font-name="Times New Roman" style:font-name-complex="Times New Roman" fo:font-size="12pt" style:font-size-asian="12pt" style:font-size-complex="12pt"/>
    </style:style>
    <style:style style:name="P344" style:parent-style-name="Textbody" style:family="paragraph">
      <style:paragraph-properties fo:text-align="center"/>
      <style:text-properties style:font-name="Times New Roman" style:font-name-complex="Times New Roman"/>
    </style:style>
    <style:style style:name="P345" style:parent-style-name="Textbody" style:family="paragraph">
      <style:text-properties style:font-name="Times New Roman" style:font-name-complex="Times New Roman" fo:color="#222222"/>
    </style:style>
    <style:style style:name="P346" style:parent-style-name="Head2" style:family="paragraph">
      <style:text-properties style:font-name="Times New Roman" style:font-name-complex="Times New Roman" fo:font-size="12pt" style:font-size-asian="12pt"/>
    </style:style>
    <style:style style:name="TableColumn348" style:family="table-column">
      <style:table-column-properties style:column-width="0.3361in"/>
    </style:style>
    <style:style style:name="TableColumn349" style:family="table-column">
      <style:table-column-properties style:column-width="1.0222in"/>
    </style:style>
    <style:style style:name="TableColumn350" style:family="table-column">
      <style:table-column-properties style:column-width="1.002in"/>
    </style:style>
    <style:style style:name="TableColumn351" style:family="table-column">
      <style:table-column-properties style:column-width="4.3284in"/>
    </style:style>
    <style:style style:name="Table347" style:family="table">
      <style:table-properties style:width="6.6888in" fo:margin-left="0in" table:align="left"/>
    </style:style>
    <style:style style:name="TableRow352" style:family="table-row">
      <style:table-row-properties style:min-row-height="0.277in"/>
    </style:style>
    <style:style style:name="TableCell353"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354" style:parent-style-name="Textbody" style:family="paragraph">
      <style:text-properties style:font-name="Times New Roman" style:font-name-complex="Times New Roman" fo:color="#222222"/>
    </style:style>
    <style:style style:name="TableCell355"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56" style:parent-style-name="Textbody" style:family="paragraph">
      <style:text-properties style:font-name="Times New Roman" style:font-name-complex="Times New Roman" fo:color="#222222"/>
    </style:style>
    <style:style style:name="TableCell357"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58" style:parent-style-name="TableContents" style:family="paragraph">
      <style:paragraph-properties fo:text-align="center" fo:line-height="150%"/>
    </style:style>
    <style:style style:name="T359" style:parent-style-name="DefaultParagraphFont" style:family="text">
      <style:text-properties style:font-name="Times New Roman" style:font-name-complex="Times New Roman" fo:color="#222222"/>
    </style:style>
    <style:style style:name="TableCell360"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61" style:parent-style-name="Textbody" style:family="paragraph">
      <style:paragraph-properties fo:text-align="center" fo:line-height="100%"/>
      <style:text-properties style:font-name="Times New Roman" style:font-name-complex="Times New Roman" fo:color="#222222"/>
    </style:style>
    <style:style style:name="TableRow362" style:family="table-row">
      <style:table-row-properties/>
    </style:style>
    <style:style style:name="TableCell36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64" style:parent-style-name="Textbody" style:family="paragraph">
      <style:text-properties style:font-name="Times New Roman" style:font-name-complex="Times New Roman" fo:color="#222222"/>
    </style:style>
    <style:style style:name="TableCell365"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66" style:parent-style-name="Textbody" style:family="paragraph">
      <style:text-properties style:font-name="Times New Roman" style:font-name-complex="Times New Roman" fo:color="#222222"/>
    </style:style>
    <style:style style:name="TableCell367"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68" style:parent-style-name="TableContents" style:family="paragraph">
      <style:paragraph-properties fo:text-align="center"/>
      <style:text-properties style:font-name="Times New Roman" style:font-name-complex="Times New Roman"/>
    </style:style>
    <style:style style:name="TableCell369"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370" style:parent-style-name="Textbody" style:family="paragraph">
      <style:text-properties style:font-name="Times New Roman" style:font-name-complex="Times New Roman" fo:color="#222222"/>
    </style:style>
    <style:style style:name="TableRow371" style:family="table-row">
      <style:table-row-properties/>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extbody" style:family="paragraph">
      <style:text-properties style:font-name="Times New Roman" style:font-name-complex="Times New Roman" fo:color="#222222"/>
    </style:style>
    <style:style style:name="TableCell3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5" style:parent-style-name="Textbody" style:family="paragraph">
      <style:text-properties style:font-name="Times New Roman" style:font-name-complex="Times New Roman" fo:color="#222222"/>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style:font-name="Times New Roman" style:font-name-complex="Times New Roman"/>
    </style:style>
    <style:style style:name="TableCell3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79" style:parent-style-name="DefaultParagraphFont" style:family="text">
      <style:text-properties style:font-name="Times New Roman" style:font-name-complex="Times New Roman" fo:color="#222222"/>
    </style:style>
    <style:style style:name="TableRow380" style:family="table-row">
      <style:table-row-properties/>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extbody" style:family="paragraph">
      <style:text-properties style:font-name="Times New Roman" style:font-name-complex="Times New Roman" fo:color="#222222"/>
    </style:style>
    <style:style style:name="TableCell3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4" style:parent-style-name="Textbody" style:family="paragraph">
      <style:text-properties style:font-name="Times New Roman" style:font-name-complex="Times New Roman" fo:color="#222222"/>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Times New Roman" style:font-name-complex="Times New Roman"/>
    </style:style>
    <style:style style:name="TableCell3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88" style:parent-style-name="DefaultParagraphFont" style:family="text">
      <style:text-properties style:font-name="Times New Roman" style:font-name-complex="Times New Roman" fo:color="#222222"/>
    </style:style>
    <style:style style:name="T389" style:parent-style-name="DefaultParagraphFont" style:family="text">
      <style:text-properties style:font-name="Times New Roman" style:font-name-complex="Times New Roman" fo:color="#222222"/>
    </style:style>
    <style:style style:name="TableRow390" style:family="table-row">
      <style:table-row-properties/>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Times New Roman" style:font-name-complex="Times New Roman" fo:color="#222222"/>
    </style:style>
    <style:style style:name="TableCell3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4" style:parent-style-name="Textbody" style:family="paragraph">
      <style:text-properties style:font-name="Times New Roman" style:font-name-complex="Times New Roman" fo:color="#222222"/>
    </style:style>
    <style:style style:name="TableCell3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6" style:parent-style-name="TableContents" style:family="paragraph">
      <style:paragraph-properties fo:text-align="center"/>
      <style:text-properties style:font-name="Times New Roman" style:font-name-complex="Times New Roman" fo:color="#222222"/>
    </style:style>
    <style:style style:name="TableCell3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8" style:parent-style-name="Textbody" style:family="paragraph">
      <style:text-properties style:font-name="Times New Roman" style:font-name-complex="Times New Roman" fo:color="#222222"/>
    </style:style>
    <style:style style:name="TableRow399" style:family="table-row">
      <style:table-row-properties/>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Times New Roman" style:font-name-complex="Times New Roman" fo:color="#222222"/>
    </style:style>
    <style:style style:name="TableCell4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3" style:parent-style-name="Textbody" style:family="paragraph">
      <style:text-properties style:font-name="Times New Roman" style:font-name-complex="Times New Roman" fo:color="#222222"/>
    </style:style>
    <style:style style:name="TableCell4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5" style:parent-style-name="TableContents" style:family="paragraph">
      <style:paragraph-properties fo:text-align="center"/>
      <style:text-properties style:font-name="Times New Roman" style:font-name-complex="Times New Roman" fo:color="#222222"/>
    </style:style>
    <style:style style:name="TableCell4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07" style:parent-style-name="DefaultParagraphFont" style:family="text">
      <style:text-properties style:font-name="Times New Roman" style:font-name-complex="Times New Roman" fo:color="#222222"/>
    </style:style>
    <style:style style:name="TableRow408" style:family="table-row">
      <style:table-row-properties/>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Times New Roman" style:font-name-complex="Times New Roman" fo:color="#222222"/>
    </style:style>
    <style:style style:name="TableCell4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2" style:parent-style-name="Textbody" style:family="paragraph">
      <style:text-properties style:font-name="Times New Roman" style:font-name-complex="Times New Roman" fo:color="#222222"/>
    </style:style>
    <style:style style:name="TableCell4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4" style:parent-style-name="TableContents" style:family="paragraph">
      <style:paragraph-properties fo:text-align="center"/>
      <style:text-properties style:font-name="Times New Roman" style:font-name-complex="Times New Roman" fo:color="#222222"/>
    </style:style>
    <style:style style:name="TableCell41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16" style:parent-style-name="Textbody" style:family="paragraph">
      <style:text-properties style:font-name="Times New Roman" style:font-name-complex="Times New Roman" fo:color="#222222"/>
    </style:style>
    <style:style style:name="TableRow417" style:family="table-row">
      <style:table-row-properties/>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Times New Roman" style:font-name-complex="Times New Roman" fo:color="#222222"/>
    </style:style>
    <style:style style:name="TableCell4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1" style:parent-style-name="Textbody" style:family="paragraph">
      <style:text-properties style:font-name="Times New Roman" style:font-name-complex="Times New Roman" fo:color="#222222"/>
    </style:style>
    <style:style style:name="TableCell4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3" style:parent-style-name="TableContents" style:family="paragraph">
      <style:paragraph-properties fo:text-align="center"/>
    </style:style>
    <style:style style:name="T424" style:parent-style-name="DefaultParagraphFont" style:family="text">
      <style:text-properties style:font-name="Times New Roman" style:font-name-complex="Times New Roman" fo:color="#222222"/>
    </style:style>
    <style:style style:name="TableCell4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6" style:parent-style-name="Textbody" style:family="paragraph">
      <style:text-properties style:font-name="Times New Roman" style:font-name-complex="Times New Roman" fo:color="#222222"/>
    </style:style>
    <style:style style:name="TableRow427" style:family="table-row">
      <style:table-row-properties/>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Times New Roman" style:font-name-complex="Times New Roman" fo:color="#222222"/>
    </style:style>
    <style:style style:name="TableCell4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1" style:parent-style-name="Textbody" style:family="paragraph">
      <style:text-properties style:font-name="Times New Roman" style:font-name-complex="Times New Roman" fo:color="#222222"/>
    </style:style>
    <style:style style:name="TableCell4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3" style:parent-style-name="TableContents" style:family="paragraph">
      <style:paragraph-properties fo:text-align="center"/>
      <style:text-properties style:font-name="Times New Roman" style:font-name-complex="Times New Roman" fo:color="#222222"/>
    </style:style>
    <style:style style:name="TableCell4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5" style:parent-style-name="Textbody" style:family="paragraph">
      <style:text-properties style:font-name="Times New Roman" style:font-name-complex="Times New Roman" fo:color="#222222"/>
    </style:style>
    <style:style style:name="TableRow436" style:family="table-row">
      <style:table-row-properties/>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Times New Roman" style:font-name-complex="Times New Roman" fo:color="#222222"/>
    </style:style>
    <style:style style:name="TableCell4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0" style:parent-style-name="Textbody" style:family="paragraph">
      <style:text-properties style:font-name="Times New Roman" style:font-name-complex="Times New Roman" fo:color="#222222"/>
    </style:style>
    <style:style style:name="TableCell4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2" style:parent-style-name="TableContents" style:family="paragraph">
      <style:paragraph-properties fo:text-align="center"/>
      <style:text-properties style:font-name="Times New Roman" style:font-name-complex="Times New Roman" fo:color="#222222"/>
    </style:style>
    <style:style style:name="TableCell4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4" style:parent-style-name="Textbody" style:family="paragraph">
      <style:text-properties style:font-name="Times New Roman" style:font-name-complex="Times New Roman" fo:color="#222222"/>
    </style:style>
    <style:style style:name="TableRow445" style:family="table-row">
      <style:table-row-properties/>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text-properties style:font-name="Times New Roman" style:font-name-complex="Times New Roman" fo:color="#222222"/>
    </style:style>
    <style:style style:name="TableCell4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9" style:parent-style-name="TableContents" style:family="paragraph">
      <style:text-properties style:font-name="Times New Roman" style:font-name-complex="Times New Roman" fo:color="#222222"/>
    </style:style>
    <style:style style:name="TableCell4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1" style:parent-style-name="TableContents" style:family="paragraph">
      <style:paragraph-properties fo:text-align="center"/>
      <style:text-properties style:font-name="Times New Roman" style:font-name-complex="Times New Roman" fo:color="#222222"/>
    </style:style>
    <style:style style:name="TableCell4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3" style:parent-style-name="TableContents" style:family="paragraph">
      <style:text-properties style:font-name="Times New Roman" style:font-name-complex="Times New Roman" fo:color="#222222"/>
    </style:style>
    <style:style style:name="TableRow454" style:family="table-row">
      <style:table-row-properties/>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style:font-name="Times New Roman" style:font-name-complex="Times New Roman" fo:color="#222222"/>
    </style:style>
    <style:style style:name="TableCell4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8" style:parent-style-name="TableContents" style:family="paragraph">
      <style:text-properties style:font-name="Times New Roman" style:font-name-complex="Times New Roman" fo:color="#222222"/>
    </style:style>
    <style:style style:name="TableCell4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0" style:parent-style-name="TableContents" style:family="paragraph">
      <style:paragraph-properties fo:text-align="center"/>
      <style:text-properties style:font-name="Times New Roman" style:font-name-complex="Times New Roman" fo:color="#222222"/>
    </style:style>
    <style:style style:name="TableCell4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2" style:parent-style-name="TableContents" style:family="paragraph">
      <style:text-properties style:font-name="Times New Roman" style:font-name-complex="Times New Roman" fo:color="#222222"/>
    </style:style>
    <style:style style:name="TableRow463" style:family="table-row">
      <style:table-row-properties/>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text-properties style:font-name="Times New Roman" style:font-name-complex="Times New Roman" fo:color="#222222"/>
    </style:style>
    <style:style style:name="TableCell4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7" style:parent-style-name="TableContents" style:family="paragraph">
      <style:text-properties style:font-name="Times New Roman" style:font-name-complex="Times New Roman" fo:color="#222222"/>
    </style:style>
    <style:style style:name="TableCell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9" style:parent-style-name="TableContents" style:family="paragraph">
      <style:paragraph-properties fo:text-align="center"/>
      <style:text-properties style:font-name="Times New Roman" style:font-name-complex="Times New Roman" fo:color="#222222"/>
    </style:style>
    <style:style style:name="TableCell4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1" style:parent-style-name="TableContents" style:family="paragraph">
      <style:text-properties style:font-name="Times New Roman" style:font-name-complex="Times New Roman" fo:color="#222222"/>
    </style:style>
    <style:style style:name="TableRow472" style:family="table-row">
      <style:table-row-properties/>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extbody" style:family="paragraph">
      <style:text-properties style:font-name="Times New Roman" style:font-name-complex="Times New Roman" fo:color="#222222"/>
    </style:style>
    <style:style style:name="TableCell4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6" style:parent-style-name="TableContents" style:family="paragraph">
      <style:text-properties style:font-name="Times New Roman" style:font-name-complex="Times New Roman" fo:color="#222222"/>
    </style:style>
    <style:style style:name="TableCell4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8" style:parent-style-name="TableContents" style:family="paragraph">
      <style:paragraph-properties fo:text-align="center"/>
      <style:text-properties style:font-name="Times New Roman" style:font-name-complex="Times New Roman" fo:color="#222222"/>
    </style:style>
    <style:style style:name="TableCell4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0" style:parent-style-name="TableContents" style:family="paragraph">
      <style:text-properties style:font-name="Times New Roman" style:font-name-complex="Times New Roman" fo:color="#222222"/>
    </style:style>
    <style:style style:name="TableRow481" style:family="table-row">
      <style:table-row-properties/>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extbody" style:family="paragraph">
      <style:text-properties style:font-name="Times New Roman" style:font-name-complex="Times New Roman" fo:color="#222222"/>
    </style:style>
    <style:style style:name="TableCell4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5" style:parent-style-name="TableContents" style:family="paragraph">
      <style:text-properties style:font-name="Times New Roman" style:font-name-complex="Times New Roman" fo:color="#222222"/>
    </style:style>
    <style:style style:name="TableCell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7" style:parent-style-name="TableContents" style:family="paragraph">
      <style:paragraph-properties fo:text-align="center"/>
      <style:text-properties style:font-name="Times New Roman" style:font-name-complex="Times New Roman" fo:color="#222222"/>
    </style:style>
    <style:style style:name="TableCell4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9" style:parent-style-name="Textbody" style:family="paragraph">
      <style:text-properties style:font-name="Times New Roman" style:font-name-complex="Times New Roman" fo:color="#222222"/>
    </style:style>
    <style:style style:name="P490" style:parent-style-name="Textbody" style:family="paragraph">
      <style:text-properties style:font-name="Times New Roman" style:font-name-complex="Times New Roman" fo:color="#222222"/>
    </style:style>
    <style:style style:name="P491" style:parent-style-name="Textbody" style:family="paragraph">
      <style:text-properties style:font-name="Times New Roman" style:font-name-complex="Times New Roman"/>
    </style:style>
    <style:style style:name="P492" style:parent-style-name="Head2" style:family="paragraph">
      <style:text-properties style:font-name="Times New Roman" style:font-name-complex="Times New Roman" fo:font-size="12pt" style:font-size-asian="12pt"/>
    </style:style>
    <style:style style:name="T493" style:parent-style-name="Head3Char" style:family="text">
      <style:text-properties style:font-name="Times New Roman" style:font-name-complex="Times New Roman" fo:font-size="12pt" style:font-size-asian="12pt" style:font-size-complex="12pt" style:text-underline-type="none"/>
    </style:style>
    <style:style style:name="T494" style:parent-style-name="DefaultParagraphFont" style:family="text">
      <style:text-properties style:font-name="Times New Roman" style:font-name-complex="Times New Roman" fo:color="#222222"/>
    </style:style>
    <style:style style:name="T495" style:parent-style-name="DefaultParagraphFont" style:family="text">
      <style:text-properties style:font-name="Times New Roman" style:font-name-complex="Times New Roman" fo:color="#222222"/>
    </style:style>
    <style:style style:name="T496" style:parent-style-name="DefaultParagraphFont" style:family="text">
      <style:text-properties style:font-name="Times New Roman" style:font-name-complex="Times New Roman" fo:color="#222222"/>
    </style:style>
    <style:style style:name="T497" style:parent-style-name="DefaultParagraphFont" style:family="text">
      <style:text-properties style:font-name="Times New Roman" style:font-name-complex="Times New Roman" fo:color="#222222"/>
    </style:style>
    <style:style style:name="T498" style:parent-style-name="DefaultParagraphFont" style:family="text">
      <style:text-properties style:font-name="Times New Roman" style:font-name-complex="Times New Roman" fo:color="#222222"/>
    </style:style>
    <style:style style:name="T499" style:parent-style-name="Head3Char" style:family="text">
      <style:text-properties style:font-name="Times New Roman" style:font-name-complex="Times New Roman" fo:font-size="12pt" style:font-size-asian="12pt" style:font-size-complex="12pt" style:text-underline-type="none"/>
    </style:style>
    <style:style style:name="T500" style:parent-style-name="DefaultParagraphFont" style:family="text">
      <style:text-properties style:font-name="Times New Roman" style:font-name-complex="Times New Roman" fo:color="#222222"/>
    </style:style>
    <style:style style:name="T501" style:parent-style-name="DefaultParagraphFont" style:family="text">
      <style:text-properties style:font-name="Times New Roman" style:font-name-complex="Times New Roman" fo:color="#222222"/>
    </style:style>
    <style:style style:name="T502" style:parent-style-name="DefaultParagraphFont" style:family="text">
      <style:text-properties style:font-name="Times New Roman" style:font-name-complex="Times New Roman" fo:color="#222222"/>
    </style:style>
    <style:style style:name="T503" style:parent-style-name="DefaultParagraphFont" style:family="text">
      <style:text-properties style:font-name="Times New Roman" style:font-name-complex="Times New Roman" fo:color="#222222"/>
    </style:style>
    <style:style style:name="P504" style:parent-style-name="Textbody" style:family="paragraph">
      <style:text-properties style:font-name="Times New Roman" style:font-name-complex="Times New Roman" fo:color="#222222"/>
    </style:style>
    <style:style style:name="T505" style:parent-style-name="Head3Char" style:family="text">
      <style:text-properties style:font-name="Times New Roman" style:font-name-complex="Times New Roman" fo:font-size="12pt" style:font-size-asian="12pt" style:font-size-complex="12pt" style:text-underline-type="none"/>
    </style:style>
    <style:style style:name="T506" style:parent-style-name="DefaultParagraphFont" style:family="text">
      <style:text-properties style:font-name="Times New Roman" style:font-name-complex="Times New Roman" fo:color="#222222"/>
    </style:style>
    <style:style style:name="T507" style:parent-style-name="DefaultParagraphFont" style:family="text">
      <style:text-properties style:font-name="Times New Roman" style:font-name-complex="Times New Roman" fo:color="#222222"/>
    </style:style>
    <style:style style:name="T508" style:parent-style-name="DefaultParagraphFont" style:family="text">
      <style:text-properties style:font-name="Times New Roman" style:font-name-complex="Times New Roman" fo:font-style="italic" style:font-style-asian="italic" style:font-style-complex="italic" fo:color="#222222"/>
    </style:style>
    <style:style style:name="T509" style:parent-style-name="DefaultParagraphFont" style:family="text">
      <style:text-properties style:font-name="Times New Roman" style:font-name-complex="Times New Roman" fo:font-style="italic" style:font-style-asian="italic" style:font-style-complex="italic" fo:color="#222222"/>
    </style:style>
    <style:style style:name="T510" style:parent-style-name="DefaultParagraphFont" style:family="text">
      <style:text-properties style:font-name="Times New Roman" style:font-name-complex="Times New Roman" fo:color="#222222"/>
    </style:style>
    <style:style style:name="T511" style:parent-style-name="DefaultParagraphFont" style:family="text">
      <style:text-properties style:font-name="Times New Roman" style:font-name-complex="Times New Roman" fo:color="#222222"/>
    </style:style>
    <style:style style:name="P512" style:parent-style-name="Textbody" style:family="paragraph">
      <style:text-properties style:font-name="Times New Roman" style:font-name-complex="Times New Roman" fo:color="#222222"/>
    </style:style>
    <style:style style:name="T513" style:parent-style-name="Head3Char" style:family="text">
      <style:text-properties style:font-name="Times New Roman" style:font-name-complex="Times New Roman" fo:font-size="12pt" style:font-size-asian="12pt" style:font-size-complex="12pt" style:text-underline-type="none"/>
    </style:style>
    <style:style style:name="T514" style:parent-style-name="DefaultParagraphFont" style:family="text">
      <style:text-properties style:font-name="Times New Roman" style:font-name-complex="Times New Roman" fo:color="#222222"/>
    </style:style>
    <style:style style:name="T515" style:parent-style-name="DefaultParagraphFont" style:family="text">
      <style:text-properties style:font-name="Times New Roman" style:font-name-complex="Times New Roman" fo:color="#222222"/>
    </style:style>
    <style:style style:name="T516" style:parent-style-name="DefaultParagraphFont" style:family="text">
      <style:text-properties style:font-name="Times New Roman" style:font-name-complex="Times New Roman" fo:color="#222222"/>
    </style:style>
    <style:style style:name="T517" style:parent-style-name="DefaultParagraphFont" style:family="text">
      <style:text-properties style:font-name="Times New Roman" style:font-name-complex="Times New Roman" fo:color="#222222"/>
    </style:style>
    <style:style style:name="T518" style:parent-style-name="DefaultParagraphFont" style:family="text">
      <style:text-properties style:font-name="Times New Roman" style:font-name-complex="Times New Roman" fo:color="#222222"/>
    </style:style>
    <style:style style:name="T519" style:parent-style-name="DefaultParagraphFont" style:family="text">
      <style:text-properties style:font-name="Times New Roman" style:font-name-complex="Times New Roman" fo:color="#222222"/>
    </style:style>
    <style:style style:name="T520" style:parent-style-name="DefaultParagraphFont" style:family="text">
      <style:text-properties style:font-name="Times New Roman" style:font-name-complex="Times New Roman"/>
    </style:style>
    <style:style style:name="T521" style:parent-style-name="Head3Char" style:family="text">
      <style:text-properties style:font-name="Times New Roman" style:font-name-complex="Times New Roman" fo:font-size="12pt" style:font-size-asian="12pt" style:font-size-complex="12pt" style:text-underline-type="none"/>
    </style:style>
    <style:style style:name="T522" style:parent-style-name="DefaultParagraphFont" style:family="text">
      <style:text-properties style:font-name="Times New Roman" style:font-name-complex="Times New Roman" fo:color="#222222"/>
    </style:style>
    <style:style style:name="T523" style:parent-style-name="DefaultParagraphFont" style:family="text">
      <style:text-properties style:font-name="Times New Roman" style:font-name-complex="Times New Roman" fo:color="#222222"/>
    </style:style>
    <style:style style:name="T524" style:parent-style-name="DefaultParagraphFont" style:family="text">
      <style:text-properties style:font-name="Times New Roman" style:font-name-complex="Times New Roman" fo:color="#222222"/>
    </style:style>
    <style:style style:name="T525" style:parent-style-name="DefaultParagraphFont" style:family="text">
      <style:text-properties style:font-name="Times New Roman" style:font-name-complex="Times New Roman" fo:color="#222222"/>
    </style:style>
    <style:style style:name="T526" style:parent-style-name="DefaultParagraphFont" style:family="text">
      <style:text-properties style:font-name="Times New Roman" style:font-name-complex="Times New Roman" fo:color="#222222"/>
    </style:style>
    <style:style style:name="T527" style:parent-style-name="DefaultParagraphFont" style:family="text">
      <style:text-properties style:font-name="Times New Roman" style:font-name-complex="Times New Roman" fo:color="#222222"/>
    </style:style>
    <style:style style:name="T528" style:parent-style-name="DefaultParagraphFont" style:family="text">
      <style:text-properties style:font-name="Times New Roman" style:font-name-complex="Times New Roman" fo:color="#222222"/>
    </style:style>
    <style:style style:name="T529" style:parent-style-name="Head3Char" style:family="text">
      <style:text-properties style:font-name="Times New Roman" style:font-name-complex="Times New Roman" fo:font-size="12pt" style:font-size-asian="12pt" style:font-size-complex="12pt" style:text-underline-type="none"/>
    </style:style>
    <style:style style:name="T530" style:parent-style-name="DefaultParagraphFont" style:family="text">
      <style:text-properties style:font-name="Times New Roman" style:font-name-complex="Times New Roman" fo:color="#222222"/>
    </style:style>
    <style:style style:name="T531" style:parent-style-name="DefaultParagraphFont" style:family="text">
      <style:text-properties style:font-name="Times New Roman" style:font-name-complex="Times New Roman" fo:color="#222222"/>
    </style:style>
    <style:style style:name="T532" style:parent-style-name="DefaultParagraphFont" style:family="text">
      <style:text-properties style:font-name="Times New Roman" style:font-name-complex="Times New Roman" fo:color="#222222"/>
    </style:style>
    <style:style style:name="T533" style:parent-style-name="DefaultParagraphFont" style:family="text">
      <style:text-properties style:font-name="Times New Roman" style:font-name-complex="Times New Roman" fo:color="#222222"/>
    </style:style>
    <style:style style:name="T534" style:parent-style-name="DefaultParagraphFont" style:family="text">
      <style:text-properties style:font-name="Times New Roman" style:font-name-complex="Times New Roman" fo:color="#222222"/>
    </style:style>
    <style:style style:name="T535" style:parent-style-name="DefaultParagraphFont" style:family="text">
      <style:text-properties style:font-name="Times New Roman" style:font-name-complex="Times New Roman" fo:color="#222222"/>
    </style:style>
    <style:style style:name="T536" style:parent-style-name="Head3Char" style:family="text">
      <style:text-properties style:font-name="Times New Roman" style:font-name-complex="Times New Roman" fo:font-size="12pt" style:font-size-asian="12pt" style:font-size-complex="12pt" style:text-underline-type="none"/>
    </style:style>
    <style:style style:name="T537" style:parent-style-name="DefaultParagraphFont" style:family="text">
      <style:text-properties style:font-name="Times New Roman" style:font-name-complex="Times New Roman" fo:font-weight="bold" style:font-weight-asian="bold"/>
    </style:style>
    <style:style style:name="T538" style:parent-style-name="DefaultParagraphFont" style:family="text">
      <style:text-properties style:font-name="Times New Roman" style:font-name-complex="Times New Roman"/>
    </style:style>
    <style:style style:name="T539" style:parent-style-name="DefaultParagraphFont" style:family="text">
      <style:text-properties style:font-name="Times New Roman" style:font-name-complex="Times New Roman"/>
    </style:style>
    <style:style style:name="T540" style:parent-style-name="DefaultParagraphFont" style:family="text">
      <style:text-properties style:font-name="Times New Roman" style:font-name-complex="Times New Roman" fo:language="en" fo:country="GB"/>
    </style:style>
    <style:style style:name="T541" style:parent-style-name="DefaultParagraphFont" style:family="text">
      <style:text-properties style:font-name="Times New Roman" style:font-name-complex="Times New Roman"/>
    </style:style>
    <style:style style:name="T542" style:parent-style-name="Head3Char" style:family="text">
      <style:text-properties style:font-name="Times New Roman" style:font-name-complex="Times New Roman" fo:font-size="12pt" style:font-size-asian="12pt" style:font-size-complex="12pt" style:text-underline-type="none"/>
    </style:style>
    <style:style style:name="T543" style:parent-style-name="DefaultParagraphFont" style:family="text">
      <style:text-properties style:font-name="Times New Roman" style:font-name-complex="Times New Roman" fo:color="#222222"/>
    </style:style>
    <style:style style:name="T544" style:parent-style-name="DefaultParagraphFont" style:family="text">
      <style:text-properties style:font-name="Times New Roman" style:font-name-complex="Times New Roman" fo:color="#222222"/>
    </style:style>
    <style:style style:name="T545" style:parent-style-name="DefaultParagraphFont" style:family="text">
      <style:text-properties style:font-name="Times New Roman" style:font-name-complex="Times New Roman" fo:color="#222222"/>
    </style:style>
    <style:style style:name="T546" style:parent-style-name="DefaultParagraphFont" style:family="text">
      <style:text-properties style:font-name="Times New Roman" style:font-name-complex="Times New Roman" fo:color="#222222"/>
    </style:style>
    <style:style style:name="T547" style:parent-style-name="DefaultParagraphFont" style:family="text">
      <style:text-properties style:font-name="Times New Roman" style:font-name-complex="Times New Roman" fo:font-weight="bold" style:font-weight-asian="bold" style:font-weight-complex="bold" fo:color="#222222"/>
    </style:style>
    <style:style style:name="T548" style:parent-style-name="Head3Char" style:family="text">
      <style:text-properties style:font-name="Times New Roman" style:font-name-complex="Times New Roman" fo:font-size="12pt" style:font-size-asian="12pt" style:font-size-complex="12pt" style:text-underline-type="none"/>
    </style:style>
    <style:style style:name="T549" style:parent-style-name="DefaultParagraphFont" style:family="text">
      <style:text-properties style:font-name="Times New Roman" style:font-name-complex="Times New Roman" fo:color="#222222"/>
    </style:style>
    <style:style style:name="T550" style:parent-style-name="DefaultParagraphFont" style:family="text">
      <style:text-properties style:font-name="Times New Roman" style:font-name-complex="Times New Roman" fo:color="#222222"/>
    </style:style>
    <style:style style:name="T551" style:parent-style-name="DefaultParagraphFont" style:family="text">
      <style:text-properties style:font-name="Times New Roman" style:font-name-complex="Times New Roman" fo:color="#222222"/>
    </style:style>
    <style:style style:name="T552" style:parent-style-name="DefaultParagraphFont" style:family="text">
      <style:text-properties style:font-name="Times New Roman" style:font-name-complex="Times New Roman" fo:color="#222222"/>
    </style:style>
    <style:style style:name="T553" style:parent-style-name="DefaultParagraphFont" style:family="text">
      <style:text-properties style:font-name="Times New Roman" style:font-name-complex="Times New Roman" fo:color="#222222"/>
    </style:style>
    <style:style style:name="P554" style:parent-style-name="Textbody" style:family="paragraph">
      <style:text-properties style:font-name="Times New Roman" style:font-name-complex="Times New Roman" fo:color="#222222"/>
    </style:style>
    <style:style style:name="P555" style:parent-style-name="Normal" style:family="paragraph">
      <style:paragraph-properties fo:break-before="page"/>
      <style:text-properties style:font-name="Times New Roman" style:font-name-complex="Times New Roman" fo:color="#222222"/>
    </style:style>
    <style:style style:name="P556" style:parent-style-name="PreformattedText" style:family="paragraph">
      <style:text-properties style:font-name="Times New Roman" style:font-name-complex="Times New Roman" fo:font-size="12pt" style:font-size-asian="12pt" style:font-size-complex="12pt"/>
    </style:style>
    <style:style style:name="P557" style:parent-style-name="PreformattedText" style:family="paragraph">
      <style:text-properties style:font-name="Times New Roman" style:font-name-complex="Times New Roman" fo:font-size="12pt" style:font-size-asian="12pt" style:font-size-complex="12pt"/>
    </style:style>
    <style:style style:name="P558" style:parent-style-name="PreformattedText" style:family="paragraph">
      <style:text-properties style:font-name="Times New Roman" style:font-name-complex="Times New Roman" fo:font-size="12pt" style:font-size-asian="12pt" style:font-size-complex="12pt"/>
    </style:style>
    <style:style style:name="P559" style:parent-style-name="PreformattedText" style:family="paragraph">
      <style:text-properties style:font-name="Times New Roman" style:font-name-complex="Times New Roman" fo:font-size="12pt" style:font-size-asian="12pt" style:font-size-complex="12pt"/>
    </style:style>
    <style:style style:name="P560" style:parent-style-name="PreformattedText" style:family="paragraph">
      <style:text-properties style:font-name="Times New Roman" style:font-name-complex="Times New Roman" fo:font-size="12pt" style:font-size-asian="12pt" style:font-size-complex="12pt"/>
    </style:style>
    <style:style style:name="P561" style:parent-style-name="PreformattedText" style:family="paragraph">
      <style:text-properties style:font-name="Times New Roman" style:font-name-complex="Times New Roman" fo:font-size="12pt" style:font-size-asian="12pt" style:font-size-complex="12pt"/>
    </style:style>
    <style:style style:name="P562" style:parent-style-name="PreformattedText" style:family="paragraph">
      <style:text-properties style:font-name="Times New Roman" style:font-name-complex="Times New Roman" fo:font-size="12pt" style:font-size-asian="12pt" style:font-size-complex="12pt"/>
    </style:style>
    <style:style style:name="P563" style:parent-style-name="PreformattedText" style:family="paragraph">
      <style:text-properties style:font-name="Times New Roman" style:font-name-complex="Times New Roman" fo:font-size="12pt" style:font-size-asian="12pt" style:font-size-complex="12pt"/>
    </style:style>
    <style:style style:name="P564" style:parent-style-name="PreformattedText" style:family="paragraph">
      <style:text-properties style:font-name="Times New Roman" style:font-name-complex="Times New Roman" fo:font-size="12pt" style:font-size-asian="12pt" style:font-size-complex="12pt"/>
    </style:style>
    <style:style style:name="P565" style:parent-style-name="PreformattedText" style:family="paragraph">
      <style:text-properties style:font-name="Times New Roman" style:font-name-complex="Times New Roman" fo:font-size="12pt" style:font-size-asian="12pt" style:font-size-complex="12pt"/>
    </style:style>
    <style:style style:name="P566" style:parent-style-name="PreformattedText" style:family="paragraph">
      <style:text-properties style:font-name="Times New Roman" style:font-name-complex="Times New Roman" fo:font-size="12pt" style:font-size-asian="12pt" style:font-size-complex="12pt"/>
    </style:style>
    <style:style style:name="P567" style:parent-style-name="PreformattedText" style:family="paragraph">
      <style:text-properties style:font-name="Times New Roman" style:font-name-complex="Times New Roman" fo:font-size="12pt" style:font-size-asian="12pt" style:font-size-complex="12pt"/>
    </style:style>
    <style:style style:name="P568" style:parent-style-name="PreformattedText" style:family="paragraph">
      <style:text-properties style:font-name="Times New Roman" style:font-name-complex="Times New Roman" fo:font-size="12pt" style:font-size-asian="12pt" style:font-size-complex="12pt"/>
    </style:style>
    <style:style style:name="P569" style:parent-style-name="PreformattedText" style:family="paragraph">
      <style:text-properties style:font-name="Times New Roman" style:font-name-complex="Times New Roman" fo:font-size="12pt" style:font-size-asian="12pt" style:font-size-complex="12pt"/>
    </style:style>
    <style:style style:name="P570" style:parent-style-name="PreformattedText" style:family="paragraph">
      <style:text-properties style:font-name="Times New Roman" style:font-name-complex="Times New Roman" fo:font-size="12pt" style:font-size-asian="12pt" style:font-size-complex="12pt"/>
    </style:style>
    <style:style style:name="P571" style:parent-style-name="PreformattedText" style:family="paragraph">
      <style:text-properties style:font-name="Times New Roman" style:font-name-complex="Times New Roman" fo:font-size="12pt" style:font-size-asian="12pt" style:font-size-complex="12pt"/>
    </style:style>
    <style:style style:name="P572" style:parent-style-name="PreformattedText" style:family="paragraph">
      <style:text-properties style:font-name="Times New Roman" style:font-name-complex="Times New Roman" fo:font-size="12pt" style:font-size-asian="12pt" style:font-size-complex="12pt"/>
    </style:style>
    <style:style style:name="P573" style:parent-style-name="PreformattedText" style:family="paragraph">
      <style:text-properties style:font-name="Times New Roman" style:font-name-complex="Times New Roman" fo:font-size="12pt" style:font-size-asian="12pt" style:font-size-complex="12pt"/>
    </style:style>
    <style:style style:name="P574" style:parent-style-name="PreformattedText" style:family="paragraph">
      <style:text-properties style:font-name="Times New Roman" style:font-name-complex="Times New Roman" fo:font-size="12pt" style:font-size-asian="12pt" style:font-size-complex="12pt"/>
    </style:style>
    <style:style style:name="P575" style:parent-style-name="PreformattedText" style:family="paragraph">
      <style:text-properties style:font-name="Times New Roman" style:font-name-complex="Times New Roman" fo:font-size="12pt" style:font-size-asian="12pt" style:font-size-complex="12pt"/>
    </style:style>
    <style:style style:name="P576" style:parent-style-name="PreformattedText" style:family="paragraph">
      <style:text-properties style:font-name="Times New Roman" style:font-name-complex="Times New Roman" fo:font-size="12pt" style:font-size-asian="12pt" style:font-size-complex="12pt"/>
    </style:style>
    <style:style style:name="P577" style:parent-style-name="PreformattedText" style:family="paragraph">
      <style:text-properties style:font-name="Times New Roman" style:font-name-complex="Times New Roman" fo:font-size="12pt" style:font-size-asian="12pt" style:font-size-complex="12pt"/>
    </style:style>
    <style:style style:name="P578" style:parent-style-name="PreformattedText" style:family="paragraph">
      <style:text-properties style:font-name="Times New Roman" style:font-name-complex="Times New Roman" fo:font-size="12pt" style:font-size-asian="12pt" style:font-size-complex="12pt"/>
    </style:style>
    <style:style style:name="P579" style:parent-style-name="PreformattedText" style:family="paragraph">
      <style:text-properties style:font-name="Times New Roman" style:font-name-complex="Times New Roman" fo:font-size="12pt" style:font-size-asian="12pt" style:font-size-complex="12pt"/>
    </style:style>
    <style:style style:name="P580" style:parent-style-name="PreformattedText" style:family="paragraph">
      <style:text-properties style:font-name="Times New Roman" style:font-name-complex="Times New Roman" fo:font-size="12pt" style:font-size-asian="12pt" style:font-size-complex="12pt"/>
    </style:style>
    <style:style style:name="P581" style:parent-style-name="PreformattedText" style:family="paragraph">
      <style:text-properties style:font-name="Times New Roman" style:font-name-complex="Times New Roman" fo:font-size="12pt" style:font-size-asian="12pt" style:font-size-complex="12pt"/>
    </style:style>
    <style:style style:name="P582" style:parent-style-name="PreformattedText" style:family="paragraph">
      <style:text-properties style:font-name="Times New Roman" style:font-name-complex="Times New Roman" fo:font-size="12pt" style:font-size-asian="12pt" style:font-size-complex="12pt"/>
    </style:style>
    <style:style style:name="P583" style:parent-style-name="PreformattedText" style:family="paragraph">
      <style:text-properties style:font-name="Times New Roman" style:font-name-complex="Times New Roman" fo:font-size="12pt" style:font-size-asian="12pt" style:font-size-complex="12pt"/>
    </style:style>
    <style:style style:name="P58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85" style:parent-style-name="PreformattedText" style:family="paragraph">
      <style:text-properties style:font-name="Times New Roman" style:font-name-complex="Times New Roman" fo:font-size="12pt" style:font-size-asian="12pt" style:font-size-complex="12pt"/>
    </style:style>
    <style:style style:name="P58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87" style:parent-style-name="PreformattedText" style:family="paragraph">
      <style:text-properties style:font-name="Times New Roman" style:font-name-complex="Times New Roman" fo:font-size="12pt" style:font-size-asian="12pt" style:font-size-complex="12pt"/>
    </style:style>
    <style:style style:name="P58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89" style:parent-style-name="PreformattedText" style:family="paragraph">
      <style:text-properties style:font-name="Times New Roman" style:font-name-complex="Times New Roman" fo:font-size="12pt" style:font-size-asian="12pt" style:font-size-complex="12pt"/>
    </style:style>
    <style:style style:name="P5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1" style:parent-style-name="PreformattedText" style:family="paragraph">
      <style:text-properties style:font-name="Times New Roman" style:font-name-complex="Times New Roman" fo:font-size="12pt" style:font-size-asian="12pt" style:font-size-complex="12pt"/>
    </style:style>
    <style:style style:name="P5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3" style:parent-style-name="PreformattedText" style:family="paragraph">
      <style:text-properties style:font-name="Times New Roman" style:font-name-complex="Times New Roman" fo:font-size="12pt" style:font-size-asian="12pt" style:font-size-complex="12pt"/>
    </style:style>
    <style:style style:name="P5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5" style:parent-style-name="PreformattedText" style:family="paragraph">
      <style:text-properties style:font-name="Times New Roman" style:font-name-complex="Times New Roman" fo:font-size="12pt" style:font-size-asian="12pt" style:font-size-complex="12pt"/>
    </style:style>
    <style:style style:name="P59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7" style:parent-style-name="PreformattedText" style:family="paragraph">
      <style:text-properties style:font-name="Times New Roman" style:font-name-complex="Times New Roman" fo:font-size="12pt" style:font-size-asian="12pt" style:font-size-complex="12pt"/>
    </style:style>
    <style:style style:name="P59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9" style:parent-style-name="PreformattedText" style:family="paragraph">
      <style:text-properties style:font-name="Times New Roman" style:font-name-complex="Times New Roman" fo:font-size="12pt" style:font-size-asian="12pt" style:font-size-complex="12pt"/>
    </style:style>
    <style:style style:name="P600" style:parent-style-name="ListParagraph" style:family="paragraph">
      <style:paragraph-properties fo:break-before="page"/>
      <style:text-properties style:font-name="Times New Roman" style:font-name-asian="Nimbus Mono L" style:font-name-complex="Times New Roman"/>
    </style:style>
    <style:style style:name="P601" style:parent-style-name="Bibliography" style:family="paragraph">
      <style:text-properties style:font-name="Times New Roman" style:font-name-complex="Times New Roman" style:font-size-complex="12pt" fo:language="en" fo:country="US"/>
    </style:style>
    <style:style style:name="T602" style:parent-style-name="DefaultParagraphFont" style:family="text">
      <style:text-properties style:font-name="Times New Roman" style:font-name-complex="Times New Roman" style:font-size-complex="12pt" fo:language="en" fo:country="US"/>
    </style:style>
    <style:style style:name="T60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04" style:parent-style-name="DefaultParagraphFont" style:family="text">
      <style:text-properties style:font-name="Times New Roman" style:font-name-complex="Times New Roman" style:font-size-complex="12pt" fo:language="en" fo:country="US"/>
    </style:style>
    <style:style style:name="T605" style:parent-style-name="DefaultParagraphFont" style:family="text">
      <style:text-properties style:font-name="Times New Roman" style:font-name-complex="Times New Roman" style:font-size-complex="12pt" fo:language="en" fo:country="US"/>
    </style:style>
    <style:style style:name="T606" style:parent-style-name="DefaultParagraphFont" style:family="text">
      <style:text-properties style:font-name="Times New Roman" style:font-name-complex="Times New Roman" style:font-size-complex="12pt" fo:language="en" fo:country="US"/>
    </style:style>
    <style:style style:name="T60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08" style:parent-style-name="DefaultParagraphFont" style:family="text">
      <style:text-properties style:font-name="Times New Roman" style:font-name-complex="Times New Roman" style:font-size-complex="12pt" fo:language="en" fo:country="US"/>
    </style:style>
    <style:style style:name="T609" style:parent-style-name="DefaultParagraphFont" style:family="text">
      <style:text-properties style:font-name="Times New Roman" style:font-name-complex="Times New Roman" style:font-size-complex="12pt" fo:language="en" fo:country="US"/>
    </style:style>
    <style:style style:name="P610" style:parent-style-name="Bibliography" style:family="paragraph">
      <style:text-properties style:font-name="Times New Roman" style:font-name-complex="Times New Roman" style:font-size-complex="12pt" fo:language="en" fo:country="US"/>
    </style:style>
    <style:style style:name="T611" style:parent-style-name="DefaultParagraphFont" style:family="text">
      <style:text-properties style:font-name="Times New Roman" style:font-name-complex="Times New Roman" style:font-size-complex="12pt" fo:language="en" fo:country="US"/>
    </style:style>
    <style:style style:name="T61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4" style:parent-style-name="DefaultParagraphFont" style:family="text">
      <style:text-properties style:font-name="Times New Roman" style:font-name-complex="Times New Roman" style:font-size-complex="12pt" fo:language="en" fo:country="US"/>
    </style:style>
    <style:style style:name="T615" style:parent-style-name="DefaultParagraphFont" style:family="text">
      <style:text-properties style:font-name="Times New Roman" style:font-name-complex="Times New Roman" style:font-size-complex="12pt" fo:language="en" fo:country="US"/>
    </style:style>
    <style:style style:name="T616" style:parent-style-name="DefaultParagraphFont" style:family="text">
      <style:text-properties style:font-name="Times New Roman" style:font-name-complex="Times New Roman" style:font-size-complex="12pt" fo:language="en" fo:country="US"/>
    </style:style>
    <style:style style:name="T61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8" style:parent-style-name="DefaultParagraphFont" style:family="text">
      <style:text-properties style:font-name="Times New Roman" style:font-name-complex="Times New Roman" style:font-size-complex="12pt" fo:language="en" fo:country="US"/>
    </style:style>
    <style:style style:name="T619" style:parent-style-name="DefaultParagraphFont" style:family="text">
      <style:text-properties style:font-name="Times New Roman" style:font-name-complex="Times New Roman" style:font-size-complex="12pt" fo:language="en" fo:country="US"/>
    </style:style>
    <style:style style:name="P620" style:parent-style-name="Bibliography" style:family="paragraph">
      <style:text-properties style:font-name="Times New Roman" style:font-name-complex="Times New Roman" style:font-size-complex="12pt" fo:language="en" fo:country="US"/>
    </style:style>
    <style:style style:name="T621" style:parent-style-name="DefaultParagraphFont" style:family="text">
      <style:text-properties style:font-name="Times New Roman" style:font-name-complex="Times New Roman" style:font-size-complex="12pt" fo:language="en" fo:country="US"/>
    </style:style>
    <style:style style:name="T62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3" style:parent-style-name="DefaultParagraphFont" style:family="text">
      <style:text-properties style:font-name="Times New Roman" style:font-name-complex="Times New Roman" style:font-size-complex="12pt" fo:language="en" fo:country="US"/>
    </style:style>
    <style:style style:name="T624" style:parent-style-name="DefaultParagraphFont" style:family="text">
      <style:text-properties style:font-name="Times New Roman" style:font-name-complex="Times New Roman" style:font-size-complex="12pt" fo:language="en" fo:country="US"/>
    </style:style>
    <style:style style:name="T625" style:parent-style-name="DefaultParagraphFont" style:family="text">
      <style:text-properties style:font-name="Times New Roman" style:font-name-complex="Times New Roman" style:font-size-complex="12pt" fo:language="en" fo:country="US"/>
    </style:style>
    <style:style style:name="T62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8" style:parent-style-name="DefaultParagraphFont" style:family="text">
      <style:text-properties style:font-name="Times New Roman" style:font-name-complex="Times New Roman" style:font-size-complex="12pt" fo:language="en" fo:country="US"/>
    </style:style>
    <style:style style:name="T629" style:parent-style-name="DefaultParagraphFont" style:family="text">
      <style:text-properties style:font-name="Times New Roman" style:font-name-complex="Times New Roman" style:font-size-complex="12pt" fo:language="en" fo:country="US"/>
    </style:style>
    <style:style style:name="P630" style:parent-style-name="Bibliography" style:family="paragraph">
      <style:text-properties style:font-name="Times New Roman" style:font-name-complex="Times New Roman" style:font-size-complex="12pt" fo:language="en" fo:country="US"/>
    </style:style>
    <style:style style:name="T631" style:parent-style-name="DefaultParagraphFont" style:family="text">
      <style:text-properties style:font-name="Times New Roman" style:font-name-complex="Times New Roman" style:font-size-complex="12pt" fo:language="en" fo:country="US"/>
    </style:style>
    <style:style style:name="T63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3" style:parent-style-name="DefaultParagraphFont" style:family="text">
      <style:text-properties style:font-name="Times New Roman" style:font-name-complex="Times New Roman" style:font-size-complex="12pt" fo:language="en" fo:country="US"/>
    </style:style>
    <style:style style:name="T634" style:parent-style-name="DefaultParagraphFont" style:family="text">
      <style:text-properties style:font-name="Times New Roman" style:font-name-complex="Times New Roman" style:font-size-complex="12pt" fo:language="en" fo:country="US"/>
    </style:style>
    <style:style style:name="T635" style:parent-style-name="DefaultParagraphFont" style:family="text">
      <style:text-properties style:font-name="Times New Roman" style:font-name-complex="Times New Roman" style:font-size-complex="12pt" fo:language="en" fo:country="US"/>
    </style:style>
    <style:style style:name="T63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37" style:parent-style-name="DefaultParagraphFont" style:family="text">
      <style:text-properties style:font-name="Times New Roman" style:font-name-complex="Times New Roman" style:font-size-complex="12pt" fo:language="en" fo:country="US"/>
    </style:style>
    <style:style style:name="T638" style:parent-style-name="DefaultParagraphFont" style:family="text">
      <style:text-properties style:font-name="Times New Roman" style:font-name-complex="Times New Roman" style:font-size-complex="12pt" fo:language="en" fo:country="US"/>
    </style:style>
    <style:style style:name="P639" style:parent-style-name="Bibliography" style:family="paragraph">
      <style:text-properties style:font-name="Times New Roman" style:font-name-complex="Times New Roman" style:font-size-complex="12pt" fo:language="en" fo:country="US"/>
    </style:style>
    <style:style style:name="T640" style:parent-style-name="DefaultParagraphFont" style:family="text">
      <style:text-properties style:font-name="Times New Roman" style:font-name-complex="Times New Roman" style:font-size-complex="12pt" fo:language="en" fo:country="US"/>
    </style:style>
    <style:style style:name="T641" style:parent-style-name="DefaultParagraphFont" style:family="text">
      <style:text-properties style:font-name="Times New Roman" style:font-name-complex="Times New Roman" style:font-size-complex="12pt" fo:language="en" fo:country="US"/>
    </style:style>
    <style:style style:name="T64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43" style:parent-style-name="DefaultParagraphFont" style:family="text">
      <style:text-properties style:font-name="Times New Roman" style:font-name-complex="Times New Roman" style:font-size-complex="12pt" fo:language="en" fo:country="US"/>
    </style:style>
    <style:style style:name="T644" style:parent-style-name="DefaultParagraphFont" style:family="text">
      <style:text-properties style:font-name="Times New Roman" style:font-name-complex="Times New Roman" style:font-size-complex="12pt" fo:language="en" fo:country="US"/>
    </style:style>
    <style:style style:name="T645" style:parent-style-name="DefaultParagraphFont" style:family="text">
      <style:text-properties style:font-name="Times New Roman" style:font-name-complex="Times New Roman" style:font-size-complex="12pt" fo:language="en" fo:country="US"/>
    </style:style>
    <style:style style:name="T64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7" style:parent-style-name="DefaultParagraphFont" style:family="text">
      <style:text-properties style:font-name="Times New Roman" style:font-name-complex="Times New Roman" style:font-size-complex="12pt" fo:language="en" fo:country="US"/>
    </style:style>
    <style:style style:name="T648" style:parent-style-name="DefaultParagraphFont" style:family="text">
      <style:text-properties style:font-name="Times New Roman" style:font-name-complex="Times New Roman" style:font-size-complex="12pt" fo:language="en" fo:country="US"/>
    </style:style>
    <style:style style:name="P649" style:parent-style-name="Normal" style:family="paragraph">
      <style:text-properties style:font-name="Times New Roman" style:font-name-complex="Times New Roman" fo:language="en" fo:country="US"/>
    </style:style>
    <style:style style:name="T650" style:parent-style-name="DefaultParagraphFont" style:family="text">
      <style:text-properties style:font-name="Times New Roman" style:font-name-complex="Times New Roman" style:font-size-complex="12pt" fo:language="en" fo:country="US"/>
    </style:style>
    <style:style style:name="T651"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52" style:parent-style-name="DefaultParagraphFont" style:family="text">
      <style:text-properties style:font-name="Times New Roman" style:font-name-complex="Times New Roman" style:font-size-complex="12pt" fo:language="en" fo:country="US"/>
    </style:style>
    <style:style style:name="T653" style:parent-style-name="DefaultParagraphFont" style:family="text">
      <style:text-properties style:font-name="Times New Roman" style:font-name-complex="Times New Roman" style:font-size-complex="12pt" fo:language="en" fo:country="US"/>
    </style:style>
    <style:style style:name="T654" style:parent-style-name="DefaultParagraphFont" style:family="text">
      <style:text-properties style:font-name="Times New Roman" style:font-name-complex="Times New Roman" style:font-size-complex="12pt" fo:language="en" fo:country="US"/>
    </style:style>
    <style:style style:name="T655" style:parent-style-name="DefaultParagraphFont" style:family="text">
      <style:text-properties style:font-name="Times New Roman" style:font-name-complex="Times New Roman" style:font-size-complex="12pt" fo:language="en" fo:country="US"/>
    </style:style>
    <style:style style:name="T65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57" style:parent-style-name="DefaultParagraphFont" style:family="text">
      <style:text-properties style:font-name="Times New Roman" style:font-name-complex="Times New Roman" style:font-size-complex="12pt" fo:language="en" fo:country="US"/>
    </style:style>
    <style:style style:name="T658" style:parent-style-name="DefaultParagraphFont" style:family="text">
      <style:text-properties style:font-name="Times New Roman" style:font-name-complex="Times New Roman" style:font-size-complex="12pt" fo:language="en" fo:country="US"/>
    </style:style>
    <style:style style:name="P659" style:parent-style-name="Normal" style:family="paragraph">
      <style:text-properties style:font-name="Times New Roman" style:font-name-complex="Times New Roman" fo:language="en" fo:country="US"/>
    </style:style>
    <style:style style:name="T660" style:parent-style-name="DefaultParagraphFont" style:family="text">
      <style:text-properties style:font-name="Times New Roman" style:font-name-complex="Times New Roman" style:font-size-complex="12pt" fo:language="en" fo:country="US"/>
    </style:style>
    <style:style style:name="T661"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62" style:parent-style-name="DefaultParagraphFont" style:family="text">
      <style:text-properties style:font-name="Times New Roman" style:font-name-complex="Times New Roman" style:font-size-complex="12pt" fo:language="en" fo:country="US"/>
    </style:style>
    <style:style style:name="T663" style:parent-style-name="DefaultParagraphFont" style:family="text">
      <style:text-properties style:font-name="Times New Roman" style:font-name-complex="Times New Roman" style:font-size-complex="12pt" fo:language="en" fo:country="US"/>
    </style:style>
    <style:style style:name="T664" style:parent-style-name="DefaultParagraphFont" style:family="text">
      <style:text-properties style:font-name="Times New Roman" style:font-name-complex="Times New Roman" style:font-size-complex="12pt" fo:language="en" fo:country="US"/>
    </style:style>
    <style:style style:name="T665"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7" style:parent-style-name="DefaultParagraphFont" style:family="text">
      <style:text-properties style:font-name="Times New Roman" style:font-name-complex="Times New Roman" style:font-size-complex="12pt" fo:language="en" fo:country="US"/>
    </style:style>
    <style:style style:name="T668" style:parent-style-name="DefaultParagraphFont" style:family="text">
      <style:text-properties style:font-name="Times New Roman" style:font-name-complex="Times New Roman" style:font-size-complex="12pt" fo:language="en" fo:country="US"/>
    </style:style>
    <style:style style:name="P669" style:parent-style-name="Normal" style:family="paragraph">
      <style:text-properties style:font-name="Times New Roman" style:font-name-complex="Times New Roman" fo:language="en" fo:country="US"/>
    </style:style>
    <style:style style:name="T670" style:parent-style-name="DefaultParagraphFont" style:family="text">
      <style:text-properties style:font-name="Times New Roman" style:font-name-complex="Times New Roman" style:font-size-complex="12pt" fo:language="en" fo:country="US"/>
    </style:style>
    <style:style style:name="T671"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72" style:parent-style-name="DefaultParagraphFont" style:family="text">
      <style:text-properties style:font-name="Times New Roman" style:font-name-complex="Times New Roman" style:font-size-complex="12pt" fo:language="en" fo:country="US"/>
    </style:style>
    <style:style style:name="T673" style:parent-style-name="DefaultParagraphFont" style:family="text">
      <style:text-properties style:font-name="Times New Roman" style:font-name-complex="Times New Roman" style:font-size-complex="12pt" fo:language="en" fo:country="US"/>
    </style:style>
    <style:style style:name="T674" style:parent-style-name="DefaultParagraphFont" style:family="text">
      <style:text-properties style:font-name="Times New Roman" style:font-name-complex="Times New Roman" style:font-size-complex="12pt" fo:language="en" fo:country="US"/>
    </style:style>
    <style:style style:name="T675"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76" style:parent-style-name="DefaultParagraphFont" style:family="text">
      <style:text-properties style:font-name="Times New Roman" style:font-name-complex="Times New Roman" style:font-size-complex="12pt" fo:language="en" fo:country="US"/>
    </style:style>
    <style:style style:name="T677" style:parent-style-name="DefaultParagraphFont" style:family="text">
      <style:text-properties style:font-name="Times New Roman" style:font-name-complex="Times New Roman" style:font-size-complex="12pt" fo:language="en" fo:country="US"/>
    </style:style>
    <style:style style:name="P678" style:parent-style-name="Normal" style:family="paragraph">
      <style:text-properties style:font-name="Times New Roman" style:font-name-complex="Times New Roman" fo:language="en" fo:country="US"/>
    </style:style>
    <style:style style:name="T679" style:parent-style-name="DefaultParagraphFont" style:family="text">
      <style:text-properties style:font-name="Times New Roman" style:font-name-complex="Times New Roman" style:font-size-complex="12pt" fo:language="en" fo:country="US"/>
    </style:style>
    <style:style style:name="T680"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81" style:parent-style-name="DefaultParagraphFont" style:family="text">
      <style:text-properties style:font-name="Times New Roman" style:font-name-complex="Times New Roman" style:font-size-complex="12pt" fo:language="en" fo:country="US"/>
    </style:style>
    <style:style style:name="T682" style:parent-style-name="DefaultParagraphFont" style:family="text">
      <style:text-properties style:font-name="Times New Roman" style:font-name-complex="Times New Roman" style:font-size-complex="12pt" fo:language="en" fo:country="US"/>
    </style:style>
    <style:style style:name="T683" style:parent-style-name="DefaultParagraphFont" style:family="text">
      <style:text-properties style:font-name="Times New Roman" style:font-name-complex="Times New Roman" style:font-size-complex="12pt" fo:language="en" fo:country="US"/>
    </style:style>
    <style:style style:name="T684"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85" style:parent-style-name="DefaultParagraphFont" style:family="text">
      <style:text-properties style:font-name="Times New Roman" style:font-name-complex="Times New Roman" style:font-size-complex="12pt" fo:language="en" fo:country="US"/>
    </style:style>
    <style:style style:name="T686" style:parent-style-name="DefaultParagraphFont" style:family="text">
      <style:text-properties style:font-name="Times New Roman" style:font-name-complex="Times New Roman" style:font-size-complex="12pt" fo:language="en" fo:country="US"/>
    </style:style>
    <style:style style:name="P687" style:parent-style-name="Bibliography" style:family="paragraph">
      <style:text-properties style:font-name="Times New Roman" style:font-name-complex="Times New Roman" style:font-size-complex="12pt"/>
    </style:style>
    <style:style style:name="T688" style:parent-style-name="DefaultParagraphFont" style:family="text">
      <style:text-properties style:font-name="Times New Roman" style:font-name-complex="Times New Roman" style:font-size-complex="12pt" fo:language="en" fo:country="US"/>
    </style:style>
    <style:style style:name="T68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90" style:parent-style-name="DefaultParagraphFont" style:family="text">
      <style:text-properties style:font-name="Times New Roman" style:font-name-complex="Times New Roman" style:font-size-complex="12pt" fo:language="en" fo:country="US"/>
    </style:style>
    <style:style style:name="T691" style:parent-style-name="DefaultParagraphFont" style:family="text">
      <style:text-properties style:font-name="Times New Roman" style:font-name-complex="Times New Roman" style:font-size-complex="12pt" fo:language="en" fo:country="US"/>
    </style:style>
    <style:style style:name="T692" style:parent-style-name="DefaultParagraphFont" style:family="text">
      <style:text-properties style:font-name="Times New Roman" style:font-name-complex="Times New Roman" style:font-size-complex="12pt" fo:language="en" fo:country="US"/>
    </style:style>
    <style:style style:name="T69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94"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95" style:parent-style-name="DefaultParagraphFont" style:family="text">
      <style:text-properties style:font-name="Times New Roman" style:font-name-complex="Times New Roman" style:font-size-complex="12pt" fo:language="en" fo:country="US"/>
    </style:style>
    <style:style style:name="T696" style:parent-style-name="DefaultParagraphFont" style:family="text">
      <style:text-properties style:font-name="Times New Roman" style:font-name-complex="Times New Roman" style:font-size-complex="12pt" fo:language="en" fo:country="US"/>
    </style:style>
    <style:style style:name="P697" style:parent-style-name="Normal" style:family="paragraph">
      <style:text-properties style:font-name="Times New Roman" style:font-name-complex="Times New Roman" fo:language="en" fo:country="US"/>
    </style:style>
    <style:style style:name="T698" style:parent-style-name="DefaultParagraphFont" style:family="text">
      <style:text-properties style:font-name="Times New Roman" style:font-name-complex="Times New Roman" style:font-size-complex="12pt" fo:language="en" fo:country="US"/>
    </style:style>
    <style:style style:name="T69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00" style:parent-style-name="DefaultParagraphFont" style:family="text">
      <style:text-properties style:font-name="Times New Roman" style:font-name-complex="Times New Roman" style:font-size-complex="12pt" fo:language="en" fo:country="US"/>
    </style:style>
    <style:style style:name="T701" style:parent-style-name="DefaultParagraphFont" style:family="text">
      <style:text-properties style:font-name="Times New Roman" style:font-name-complex="Times New Roman" style:font-size-complex="12pt" fo:language="en" fo:country="US"/>
    </style:style>
    <style:style style:name="T702" style:parent-style-name="DefaultParagraphFont" style:family="text">
      <style:text-properties style:font-name="Times New Roman" style:font-name-complex="Times New Roman" style:font-size-complex="12pt" fo:language="en" fo:country="US"/>
    </style:style>
    <style:style style:name="T70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04" style:parent-style-name="DefaultParagraphFont" style:family="text">
      <style:text-properties style:font-name="Times New Roman" style:font-name-complex="Times New Roman" style:font-size-complex="12pt" fo:language="en" fo:country="US"/>
    </style:style>
    <style:style style:name="T705" style:parent-style-name="DefaultParagraphFont" style:family="text">
      <style:text-properties style:font-name="Times New Roman" style:font-name-complex="Times New Roman" style:font-size-complex="12pt" fo:language="en" fo:country="US"/>
    </style:style>
    <style:style style:name="P706" style:parent-style-name="Normal" style:family="paragraph">
      <style:text-properties style:font-name="Times New Roman" style:font-name-complex="Times New Roman" fo:language="en" fo:country="US"/>
    </style:style>
    <style:style style:name="T707" style:parent-style-name="DefaultParagraphFont" style:family="text">
      <style:text-properties style:font-name="Times New Roman" style:font-name-complex="Times New Roman" style:font-size-complex="12pt" fo:language="en" fo:country="US"/>
    </style:style>
    <style:style style:name="T708"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09" style:parent-style-name="DefaultParagraphFont" style:family="text">
      <style:text-properties style:font-name="Times New Roman" style:font-name-complex="Times New Roman" style:font-size-complex="12pt" fo:language="en" fo:country="US"/>
    </style:style>
    <style:style style:name="T710" style:parent-style-name="DefaultParagraphFont" style:family="text">
      <style:text-properties style:font-name="Times New Roman" style:font-name-complex="Times New Roman" style:font-size-complex="12pt" fo:language="en" fo:country="US"/>
    </style:style>
    <style:style style:name="T711" style:parent-style-name="DefaultParagraphFont" style:family="text">
      <style:text-properties style:font-name="Times New Roman" style:font-name-complex="Times New Roman" style:font-size-complex="12pt" fo:language="en" fo:country="US"/>
    </style:style>
    <style:style style:name="T71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13" style:parent-style-name="DefaultParagraphFont" style:family="text">
      <style:text-properties style:font-name="Times New Roman" style:font-name-complex="Times New Roman" style:font-size-complex="12pt" fo:language="en" fo:country="US"/>
    </style:style>
    <style:style style:name="T714" style:parent-style-name="DefaultParagraphFont" style:family="text">
      <style:text-properties style:font-name="Times New Roman" style:font-name-complex="Times New Roman" style:font-size-complex="12pt" fo:language="en" fo:country="US"/>
    </style:style>
    <style:style style:name="P715" style:parent-style-name="Textbody" style:family="paragraph">
      <style:text-properties style:font-name="Times New Roman" style:font-name-complex="Times New Roman" fo:color="#222222"/>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0/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0.98681in" style:rel-width="scale" style:rel-height="scale"><draw:text-box><text:p text:style-name="NoSpacing"><text:span text:style-name="T6">NCT Analysis</text:span></text:p><text:p text:style-name="P7"><text:span text:style-name="T8">Project Specification</text:span></text:p></draw:text-box><svg:title/><svg:desc/></draw:frame></text:span></text:p>
      <text:p text:style-name="Normal"><text:span text:style-name="T9"><draw:frame draw:z-index="251661312" draw:id="id30" draw:style-name="a27" draw:name="Text Box 32" text:anchor-type="paragraph" svg:x="3.46875in" svg:y="10.29167in" svg:width="2.05139in" svg:height="0.4in" style:rel-width="scale" style:rel-height="scale"><draw:text-box><text:p text:style-name="NoSpacing"><text:span text:style-name="T10">Allen Higgins C00197373, Zoltan Fuzesi C00197361, Robert Scully C00196960</text:span></text:p><text:p text:style-name="NoSpacing"><text:span text:style-name="T11">IT Carlow</text:span></text:p></draw:text-box><svg:title/><svg:desc/></draw:frame></text:span></text:p>
      <text:p text:style-name="P12"/>
      <text:p text:style-name="P13">Table of Contents</text:p>
      <text:p text:style-name="P14"/>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5"><text:a xlink:href="#_Toc495580019" office:target-frame-name="_top" xlink:show="replace"><text:span text:style-name="T16">Purpose and Goals</text:span><text:tab/>3</text:a></text:p>
          <text:p text:style-name="P17"><text:a xlink:href="#_Toc495580020" office:target-frame-name="_top" xlink:show="replace"><text:span text:style-name="T18">Learning Outcome</text:span><text:tab/>3</text:a></text:p>
          <text:p text:style-name="P19"><text:a xlink:href="#_Toc495580021" office:target-frame-name="_top" xlink:show="replace"><text:span text:style-name="T20">Project Strategy</text:span><text:tab/>4</text:a></text:p>
          <text:p text:style-name="P21"><text:a xlink:href="#_Toc495580022" office:target-frame-name="_top" xlink:show="replace"><text:span text:style-name="T22">Implementations Outline:</text:span><text:tab/>4</text:a></text:p>
          <text:p text:style-name="P23"><text:a xlink:href="#_Toc495580023" office:target-frame-name="_top" xlink:show="replace"><text:span text:style-name="T24">Scope</text:span><text:tab/>5</text:a></text:p>
          <text:p text:style-name="P25"><text:a xlink:href="#_Toc495580024" office:target-frame-name="_top" xlink:show="replace"><text:span text:style-name="T26">Process Raw Data</text:span><text:tab/>5</text:a></text:p>
          <text:p text:style-name="P27"><text:a xlink:href="#_Toc495580025" office:target-frame-name="_top" xlink:show="replace"><text:span text:style-name="T28">Setting up Cluster</text:span><text:tab/>5</text:a></text:p>
          <text:p text:style-name="P29"><text:a xlink:href="#_Toc495580026" office:target-frame-name="_top" xlink:show="replace"><text:span text:style-name="T30">Analysing Data</text:span><text:tab/>5</text:a></text:p>
          <text:p text:style-name="P31"><text:a xlink:href="#_Toc495580027" office:target-frame-name="_top" xlink:show="replace"><text:span text:style-name="T32">Store Results</text:span><text:tab/>6</text:a></text:p>
          <text:p text:style-name="P33"><text:a xlink:href="#_Toc495580028" office:target-frame-name="_top" xlink:show="replace"><text:span text:style-name="T34">Deliver</text:span><text:bookmark-start text:name="_Hlt495834435"/><text:span text:style-name="T35">a</text:span><text:bookmark-end text:name="_Hlt495834435"/><text:span text:style-name="T36">bles</text:span><text:tab/>6</text:a></text:p>
          <text:p text:style-name="P37"><text:a xlink:href="#_Toc495580029" office:target-frame-name="_top" xlink:show="replace"><text:span text:style-name="T38">The planned technologies are:</text:span><text:tab/>6</text:a></text:p>
          <text:p text:style-name="P39"><text:a xlink:href="#_Toc495580030" office:target-frame-name="_top" xlink:show="replace"><text:span text:style-name="T40">Phase 1.</text:span><text:tab/>7</text:a></text:p>
          <text:p text:style-name="P41"><text:a xlink:href="#_Toc495580031" office:target-frame-name="_top" xlink:show="replace"><text:span text:style-name="T42">Project specification:</text:span><text:tab/>7</text:a></text:p>
          <text:p text:style-name="P43"><text:a xlink:href="#_Toc495580032" office:target-frame-name="_top" xlink:show="replace"><text:span text:style-name="T44">Phase 2.</text:span><text:tab/>7</text:a></text:p>
          <text:p text:style-name="P45"><text:a xlink:href="#_Toc495580033" office:target-frame-name="_top" xlink:show="replace"><text:span text:style-name="T46">Functional Specification:</text:span><text:tab/>7</text:a></text:p>
          <text:p text:style-name="P47"><text:a xlink:href="#_Toc495580034" office:target-frame-name="_top" xlink:show="replace"><text:span text:style-name="T48">Phase 3.</text:span><text:tab/>7</text:a></text:p>
          <text:p text:style-name="P49"><text:a xlink:href="#_Toc495580035" office:target-frame-name="_top" xlink:show="replace"><text:span text:style-name="T50">Design Documentation:</text:span><text:tab/>7</text:a></text:p>
          <text:p text:style-name="P51"><text:a xlink:href="#_Toc495580036" office:target-frame-name="_top" xlink:show="replace"><text:span text:style-name="T52">Phase 4.1 - 4.2.</text:span><text:tab/>8</text:a></text:p>
          <text:p text:style-name="P53"><text:a xlink:href="#_Toc495580037" office:target-frame-name="_top" xlink:show="replace"><text:span text:style-name="T54">Implementation:</text:span><text:tab/>8</text:a></text:p>
          <text:p text:style-name="P55"><text:a xlink:href="#_Toc495580038" office:target-frame-name="_top" xlink:show="replace"><text:span text:style-name="T56">Functional Interfaces</text:span><text:tab/>9</text:a></text:p>
          <text:p text:style-name="P57"><text:a xlink:href="#_Toc495580039" office:target-frame-name="_top" xlink:show="replace"><text:span text:style-name="T58">Data and work flow between interfaces:</text:span><text:tab/>9</text:a></text:p>
          <text:p text:style-name="P59"><text:a xlink:href="#_Toc495580040" office:target-frame-name="_top" xlink:show="replace"><text:span text:style-name="T60">Interfaces:</text:span><text:tab/>9</text:a></text:p>
          <text:p text:style-name="P61"><text:a xlink:href="#_Toc495580041" office:target-frame-name="_top" xlink:show="replace"><text:span text:style-name="T62">Raw data-sets.</text:span><text:tab/>10</text:a></text:p>
          <text:p text:style-name="P63"><text:a xlink:href="#_Toc495580042" office:target-frame-name="_top" xlink:show="replace"><text:span text:style-name="T64">M</text:span><text:span text:style-name="T65">ain module.</text:span><text:tab/>10</text:a></text:p>
          <text:p text:style-name="P66"><text:a xlink:href="#_Toc495580043" office:target-frame-name="_top" xlink:show="replace"><text:span text:style-name="T67">Web API.</text:span><text:tab/>10</text:a></text:p>
          <text:p text:style-name="P68"><text:a xlink:href="#_Toc495580044" office:target-frame-name="_top" xlink:show="replace"><text:span text:style-name="T69">Glassfish application server with connection pool.</text:span><text:tab/>10</text:a></text:p>
          <text:p text:style-name="P70"><text:a xlink:href="#_Toc495580045" office:target-frame-name="_top" xlink:show="replace"><text:span text:style-name="T71">Database. (RDBMS)</text:span><text:tab/>10</text:a></text:p>
          <text:p text:style-name="P72"><text:a xlink:href="#_Toc495580046" office:target-frame-name="_top" xlink:show="replace"><text:span text:style-name="T73">Hadoop.</text:span><text:tab/>11</text:a></text:p>
          <text:p text:style-name="P74"><text:a xlink:href="#_Toc495580047" office:target-frame-name="_top" xlink:show="replace"><text:span text:style-name="T75">Network (Linksys router).</text:span><text:tab/>11</text:a></text:p>
          <text:p text:style-name="P76"><text:a xlink:href="#_Toc495580048" office:target-frame-name="_top" xlink:show="replace"><text:span text:style-name="T77">Python.</text:span><text:tab/>11</text:a></text:p>
          <text:p text:style-name="P78"><text:a xlink:href="#_Toc495580049" office:target-frame-name="_top" xlink:show="replace"><text:span text:style-name="Hyperlink">Standards</text:span><text:tab/>12</text:a></text:p>
          <text:p text:style-name="P79"><text:a xlink:href="#_Toc495580050" office:target-frame-name="_top" xlink:show="replace"><text:span text:style-name="Hyperlink">Coding</text:span><text:tab/>12</text:a></text:p>
          <text:p text:style-name="P80"><text:a xlink:href="#_Toc495580051" office:target-frame-name="_top" xlink:show="replace"><text:span text:style-name="Hyperlink">RESTful API</text:span><text:tab/>12</text:a></text:p>
          <text:p text:style-name="P81"><text:a xlink:href="#_Toc495580052" office:target-frame-name="_top" xlink:show="replace"><text:span text:style-name="Hyperlink">Hadoop Clustering</text:span><text:tab/>12</text:a></text:p>
          <text:p text:style-name="P82"><text:a xlink:href="#_Toc495580053" office:target-frame-name="_top" xlink:show="replace"><text:span text:style-name="Hyperlink">MySQL Data Base</text:span><text:tab/>12</text:a></text:p>
          <text:p text:style-name="P83"><text:a xlink:href="#_Toc495580054" office:target-frame-name="_top" xlink:show="replace"><text:span text:style-name="Hyperlink">Legal</text:span><text:tab/>12</text:a></text:p>
          <text:p text:style-name="P84"><text:a xlink:href="#_Toc495580055" office:target-frame-name="_top" xlink:show="replace"><text:span text:style-name="Hyperlink">Reference/Research</text:span><text:tab/>14</text:a></text:p>
        </text:index-body>
      </text:table-of-content>
      <text:p text:style-name="Normal"/>
      <text:p text:style-name="Head1"><text:bookmark-start text:name="_Toc495580019"/><text:span text:style-name="T85">Purpose and Goals</text:span><text:bookmark-end text:name="_Toc495580019"/></text:p>
      <text:p text:style-name="P86"/>
      <text:p text:style-name="P87">The purpose of this project is to analysis National<text:s/>Car Test (NCT) data to determine which make, model and year of a vehicle that is more likely to fail a test, common reasons and which Center holds a greater failure rate in the Country. <text:s/>Furthermore, to analysis the data to determine opposite factors that<text:s/>produce a pass rate respectively, and to understand the reasons as to which factors predominately determine a vehicles test outcome. <text:s/></text:p>
      <text:p text:style-name="P88"/>
      <text:p text:style-name="P89">The Road Safety Authority (RSA) provides a reasonable volume of data relating to the NCT test results over recent years.<text:s text:c="2"/>Currently, data provided ranges from test centers nationwide and their fail or success ratio to data relating to vehicle tests including the age of the vehicle, make, model and types of test conducted. <text:s/></text:p>
      <text:p text:style-name="P90"/>
      <text:p text:style-name="P91">Analysing these datasets could lead to predicting<text:s/>a set of statistics behind which vehicle potentially succeeds in a future examination, thus suggesting the most reliable car investment by current standards of the NCT. <text:s/>In addition, general data results such as common vehicle failures and success, age, parts, center locations and time of year may also have the potential to generate interesting findings previously untough of prior to analysing the data.</text:p>
      <text:p text:style-name="P92"/>
      <text:p text:style-name="P93">The value of this project could prove useful to a consumer of second-hand vehicles, whether it be as a<text:s/>private buyer or indeed car sales company. <text:s/>The future production of vehicle success or fail rates and as to which center is more likely to produce a favourable result could have more reaching implication. <text:s/>Data produce as a result of this project may also<text:s/>be of use to government bodies such as the RSA, to help increases awareness of vehicle conditions and common faults that consumers may or, may not be, currently aware of in terms of regular maintenance.</text:p>
      <text:p text:style-name="P94"/>
      <text:p text:style-name="P95"><text:bookmark-start text:name="_Toc495580020"/>Learning Outcome<text:bookmark-end text:name="_Toc495580020"/></text:p>
      <text:p text:style-name="P96"/>
      <text:p text:style-name="P97"><text:span text:style-name="T98">To discover and learn new technol</text:span><text:span text:style-name="T99">ogies and future increases an understanding of data science, its impact and future importance in the IT sector rates highly in the proposed learning outcome. Furthermore, this project proposes to build a distributed network with<text:s/></text:span><text:span text:style-name="T100">commodity</text:span><text:span text:style-name="T101"><text:s/>grade computers,<text:s/></text:span><text:span text:style-name="T102">thus creating a small cluster using an open-source framework Apache Hadoop for the process for data. <text:s/></text:span></text:p>
      <text:p text:style-name="P103"/>
      <text:p text:style-name="P104">In addition, Python scripts potentially offer a means to gather, clean, store and analysis datasets. <text:s/>Learning outcomes also include but are not limited<text:s/>to data implementations and preparations, Database and SQL retrieval, MapReduce programming model, Data Mining techniques, Classification, Prediction, Association, Sequential Patterns and Decision Trees.</text:p>
      <text:p text:style-name="P105"/>
      <text:p text:style-name="P106">Results generated from this project are of course<text:s/>of great importance. Finding and analysing trends in the data, researching other reputable projects similar in nature and comparing results allow for added value to the projects end result. <text:s/>The project ultimately intends to predict the most suitable car which consistently has the capability to produce success rates when examined though the current requirements of the NCT. <text:s/></text:p>
      <text:p text:style-name="P107"/>
      <text:p text:style-name="P108">As a point of interest the correlation between the vehicle success rate and the centers of choice for examination, may pose questions<text:s/>as to which center with which vehicle is more likely to succeed or fail. <text:s/>In general, which center has preferable outcomes over others and which center has a higher retake test rate.</text:p>
      <text:p text:style-name="P109"/>
      <text:p text:style-name="P110"/>
      <text:p text:style-name="P111"><text:bookmark-start text:name="_Toc495580021"/>Project Strategy<text:bookmark-end text:name="_Toc495580021"/></text:p>
      <text:p text:style-name="P112"/>
      <text:p text:style-name="P113">The Road Safety Authority (RSA) provide National Car<text:s/>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14"/>
      <text:p text:style-name="P115">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16"/>
      <text:p text:style-name="P117"><text:bookmark-start text:name="_Toc495580022"/>Implementations Outline:<text:bookmark-end text:name="_Toc495580022"/></text:p>
      <text:p text:style-name="P118"/>
      <text:p text:style-name="P119">Using python library data gathered in PDF format can be converted into CSV file format, the resulting file examined for missing information only if applicable to the needs of the project, together with headings that fall beyond the project scope. <text:s/>This allows for only required data which is also complete used in the analytic process, to be stored in a MYSQL database through the use of purposely built API’s (Application Programming Interface) that connect to the project’s central area of storage (server).</text:p>
      <text:p text:style-name="P120"/>
      <text:p text:style-name="PreformattedText"><text:span text:style-name="T121">For the process of analysis, a Hadoop cluster will be setup. The hardware that will be used in the c</text:span><text:span text:style-name="T122">luster is three laptops. Each laptop will download the Hadoop application. One of the laptop will be selected to be the master, while the order two will act as salves to the master deceive. The linking of the laptop into the cluster will be done though the</text:span><text:span text:style-name="T123"><text:s/>master deceives as per Hadoop setup manual.<text:s/></text:span></text:p>
      <text:p text:style-name="P124"/>
      <text:p text:style-name="P125">A fetch API returning data in form of a JSON object (JavaScript Object Notation) which maybe deserialized prior to being processed through 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oduction. <text:s/>Indeed, further analysis of these results may help determine a range of underlining information.</text:p>
      <text:p text:style-name="P126"/>
      <text:p text:style-name="P127">With the data now analysis to a point that we have answer most of our question, the results need to be display as chart and graph, there are many way this can be done. For the purpose of this project, there is two software produce that will be look at (Jupyter and Zeppelin). Test will be done in each produce to see which one gives the best results. With the results of this research, one of the two will be used in the final presentations of your analysis.<text:s/></text:p>
      <text:p text:style-name="P128"/>
      <text:p text:style-name="PreformattedText"><text:span text:style-name="T129">One interesting factor would be to compare the resulting data to other studies that fall under the scope of the project. <text:s/>A contrast analysed may re-enforce the project’s findings or<text:s/></text:span><text:span text:style-name="T130">dispute currently existing findings if indeed the comparing projects scopes are similar. <text:s/>One proposed contrast is Idiro Analytics - Analysis of 2016 NCT test results, a similar project with data gathered from the RSA for vehicles that passed or fail on fi</text:span><text:span text:style-name="T131">rst attempt in 2016. <text:s/></text:span></text:p>
      <text:p text:style-name="P132"/>
      <text:p text:style-name="PreformattedText"><text:span text:style-name="T133">However, a discernible difference between the Idrio Analytics findings and the proposed project is the intention to analysis not only data relating to vehicles first test attempt but also on future<text:s/></text:span><text:soft-page-break/><text:span text:style-name="T134">attempts thereafter. <text:s/>As an overal</text:span><text:span text:style-name="T135">l strategy this is intended to examine the possibility of a more detailed result and the curiosity of future findings beyond what may be expected in a more common comparison venture. <text:s/>Ultimately, the projects final results and report is anticipated to be i</text:span><text:span text:style-name="T136">ndependent of other similar projects and should not be consisted as a factor which could add or remove quality from this project or external projects respectfully.</text:span></text:p>
      <text:p text:style-name="P137"/>
      <text:p text:style-name="P138"/>
      <text:p text:style-name="P139"><text:bookmark-start text:name="_Toc495580023"/>Scope<text:bookmark-end text:name="_Toc495580023"/></text:p>
      <text:p text:style-name="P140"/>
      <text:p text:style-name="P141">When starting a project, one of the most important part is setting a scope for that<text:s/>project. The scope is key to the overall success of any project. It gives the developer target to hit and the business or product owner a way of tracking their progress.<text:s/></text:p>
      <text:p text:style-name="P142"/>
      <text:p text:style-name="P143">The scope for this project will be divide into four parts. Each part will have induvial targets. These target will be achieved in steps. The below heading are these steps.<text:s/></text:p>
      <text:p text:style-name="P144"/>
      <text:p text:style-name="P145"><text:bookmark-start text:name="_Toc495580024"/>Process Raw Data<text:bookmark-end text:name="_Toc495580024"/></text:p>
      <text:list text:style-name="LFO1" text:continue-numbering="true">
        <text:list-item>
          <text:p text:style-name="P146">Find data on National Vehicle Test.</text:p>
        </text:list-item>
        <text:list-item>
          <text:p text:style-name="P147">Take that raw data and process into a file format. (csv)</text:p>
          <text:list text:continue-numbering="true">
            <text:list-item>
              <text:p text:style-name="P148">We will use Python to convert the PDF file to csv file.</text:p>
            </text:list-item>
          </text:list>
        </text:list-item>
        <text:list-item>
          <text:p text:style-name="P149">Store that process data in a Relative Database.</text:p>
          <text:list text:continue-numbering="true">
            <text:list-item>
              <text:p text:style-name="P150">This will be done by streaming the dataset though a API.</text:p>
            </text:list-item>
            <text:list-item>
              <text:p text:style-name="P151">Then pass the data from the API into database.</text:p>
            </text:list-item>
          </text:list>
        </text:list-item>
      </text:list>
      <text:p text:style-name="P152"/>
      <text:p text:style-name="P153"><text:bookmark-start text:name="_Toc495580025"/>Setting up Cluster<text:bookmark-end text:name="_Toc495580025"/></text:p>
      <text:list text:style-name="LFO2" text:continue-numbering="true">
        <text:list-item>
          <text:p text:style-name="P154">We will be using 3 laptops’.</text:p>
        </text:list-item>
        <text:list-item>
          <text:p text:style-name="P155">We will use Hadoop as the infrastructure software.</text:p>
        </text:list-item>
        <text:list-item>
          <text:p text:style-name="P156">One<text:s/>laptop will act as the master for the process. The order two will be set as salves.</text:p>
        </text:list-item>
        <text:list-item>
          <text:p text:style-name="P157">Step up the cluster using Hadoop cluster manual.</text:p>
        </text:list-item>
        <text:list-item>
          <text:p text:style-name="P158">Add a fourth piece of hardware to the cluster after setup. (probably a raspberry pie).</text:p>
          <text:list text:continue-numbering="true">
            <text:list-item>
              <text:p text:style-name="P159">This is optional, as we want to see<text:s/>if the fourth device improves processing power over the three ordinal.<text:s/></text:p>
            </text:list-item>
          </text:list>
        </text:list-item>
      </text:list>
      <text:p text:style-name="P160"/>
      <text:p text:style-name="P161"><text:bookmark-start text:name="_Toc495580026"/>Analysing Data<text:bookmark-end text:name="_Toc495580026"/></text:p>
      <text:list text:style-name="LFO3" text:continue-numbering="true">
        <text:list-item>
          <text:p text:style-name="P162">Take data from database into cluster.</text:p>
          <text:list text:continue-numbering="true">
            <text:list-item>
              <text:p text:style-name="P163">We will use a API call to retrieve the current dataset.</text:p>
            </text:list-item>
          </text:list>
        </text:list-item>
        <text:list-item>
          <text:p text:style-name="P164">Run a map reduce algorithm on the dataset.</text:p>
        </text:list-item>
        <text:list-item>
          <text:p text:style-name="P165">These run a number of analysis<text:s/>question we want to run on the data:</text:p>
          <text:list text:continue-numbering="true">
            <text:list-item>
              <text:p text:style-name="P166">Which vehicle is most common to failed.</text:p>
            </text:list-item>
            <text:list-item>
              <text:p text:style-name="P167">Which vehicle is most common to pass.</text:p>
            </text:list-item>
            <text:list-item>
              <text:p text:style-name="P168">What year does the most vehicles fail from?</text:p>
            </text:list-item>
            <text:list-item>
              <text:p text:style-name="P169">Of the vehicles that failed, who many pass the retest?</text:p>
            </text:list-item>
            <text:list-item>
              <text:p text:style-name="P170">What is the most common item a vehicle fails on?</text:p>
            </text:list-item>
            <text:list-item>
              <text:p text:style-name="P171">Which test centre has the best pass rate?</text:p>
            </text:list-item>
            <text:list-item>
              <text:p text:style-name="P172">Which test centre has the worst pass rate.</text:p>
            </text:list-item>
            <text:list-item>
              <text:p text:style-name="P173">Is there a reason for the number of fail items in a test?</text:p>
            </text:list-item>
            <text:list-item>
              <text:p text:style-name="P174">We want to predict the most reliable vehicle?</text:p>
            </text:list-item>
            <text:list-item>
              <text:p text:style-name="P175">Also predict the least reliable?</text:p>
            </text:list-item>
            <text:list-item>
              <text:p text:style-name="P176">Predict which center is going to give you the best chance of passing in the future.</text:p>
            </text:list-item>
            <text:list-item>
              <text:p text:style-name="P177">Also predict which center is going to be the one to avoid.<text:s/></text:p>
            </text:list-item>
          </text:list>
        </text:list-item>
        <text:list-item>
          <text:p text:style-name="P178">Next we will produce a number of graphs of the results.</text:p>
          <text:list text:continue-numbering="true">
            <text:list-item>
              <text:p text:style-name="P179">We will look at two software applications to do this.</text:p>
              <text:soft-page-break/>
              <text:list text:continue-numbering="true">
                <text:list-item>
                  <text:p text:style-name="P180">Jupyter</text:p>
                </text:list-item>
                <text:list-item>
                  <text:p text:style-name="P181">Zeppelin.</text:p>
                </text:list-item>
              </text:list>
            </text:list-item>
            <text:list-item>
              <text:p text:style-name="P182">We will produce argument for both software, (pros and cons).</text:p>
            </text:list-item>
            <text:list-item>
              <text:p text:style-name="P183">From the finding we will process the graphs by the technology we think best fits the project.<text:s/></text:p>
            </text:list-item>
          </text:list>
        </text:list-item>
      </text:list>
      <text:p text:style-name="P184"/>
      <text:p text:style-name="P185"><text:bookmark-start text:name="_Toc495580027"/>Store Results<text:bookmark-end text:name="_Toc495580027"/></text:p>
      <text:list text:style-name="LFO4" text:continue-numbering="true">
        <text:list-item>
          <text:p text:style-name="P186">We will take the dataset and graphs from the above analysis and store it on the cloud.</text:p>
          <text:list text:continue-numbering="true">
            <text:list-item>
              <text:p text:style-name="P187">This will be done using the API. We stream the data though API to the cloud.</text:p>
            </text:list-item>
          </text:list>
        </text:list-item>
        <text:list-item>
          <text:p text:style-name="P188">Presented the results in a number of graphs.</text:p>
          <text:list text:continue-numbering="true">
            <text:list-item>
              <text:p text:style-name="P189">Bar chart.</text:p>
            </text:list-item>
            <text:list-item>
              <text:p text:style-name="P190">Histogram</text:p>
            </text:list-item>
            <text:list-item>
              <text:p text:style-name="P191">Scatterplots</text:p>
            </text:list-item>
            <text:list-item>
              <text:p text:style-name="P192">Dot plot.</text:p>
            </text:list-item>
          </text:list>
        </text:list-item>
      </text:list>
      <text:p text:style-name="P193"/>
      <text:p text:style-name="P194">This will be the scope that we will work under for this project.</text:p>
      <text:p text:style-name="P195"/>
      <text:p text:style-name="P196"/>
      <text:p text:style-name="P197"/>
      <text:p text:style-name="P198"><text:bookmark-start text:name="_Toc495580028"/>Deliverables<text:bookmark-end text:name="_Toc495580028"/></text:p>
      <text:p text:style-name="P199"/>
      <text:p text:style-name="PreformattedText"><text:span text:style-name="T200">The research<text:s/></text:span><text:span text:style-name="T201">project will be expected to deliver diverse documents and project components through the project lifetime before moving from phase to phase in the project and at the end deliver a working prototype and demonstrate it.</text:span><text:span text:style-name="T202"><text:s/>[University, 2015]</text:span></text:p>
      <text:p text:style-name="P203"><text:line-break/>The proposed<text:s/>deliverables and the due dates are the follows:</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P212">Phase<text:s/></text:p>
          </table:table-cell>
          <table:table-cell table:style-name="TableCell213">
            <text:p text:style-name="P214">Research</text:p>
          </table:table-cell>
          <table:table-cell table:style-name="TableCell215">
            <text:p text:style-name="P216">Deliverables</text:p>
          </table:table-cell>
          <table:table-cell table:style-name="TableCell217">
            <text:p text:style-name="P218">Due Date</text:p>
          </table:table-cell>
        </table:table-row>
        <table:table-row table:style-name="TableRow219">
          <table:table-cell table:style-name="TableCell220">
            <text:p text:style-name="P221">1.</text:p>
          </table:table-cell>
          <table:table-cell table:style-name="TableCell222">
            <text:p text:style-name="P223">Data sets, technologies</text:p>
          </table:table-cell>
          <table:table-cell table:style-name="TableCell224">
            <text:p text:style-name="P225">Project Specification</text:p>
          </table:table-cell>
          <table:table-cell table:style-name="TableCell226">
            <text:p text:style-name="P227">18/10/2017</text:p>
          </table:table-cell>
        </table:table-row>
        <table:table-row table:style-name="TableRow228">
          <table:table-cell table:style-name="TableCell229">
            <text:p text:style-name="P230">2.</text:p>
          </table:table-cell>
          <table:table-cell table:style-name="TableCell231">
            <text:p text:style-name="P232">Architecture, Risks, Functions</text:p>
          </table:table-cell>
          <table:table-cell table:style-name="TableCell233">
            <text:p text:style-name="P234">Functional Specification</text:p>
          </table:table-cell>
          <table:table-cell table:style-name="TableCell235">
            <text:p text:style-name="P236">17/11/2017</text:p>
          </table:table-cell>
        </table:table-row>
        <table:table-row table:style-name="TableRow237">
          <table:table-cell table:style-name="TableCell238">
            <text:p text:style-name="P239">3.</text:p>
          </table:table-cell>
          <table:table-cell table:style-name="TableCell240">
            <text:p text:style-name="P241">Communication between interfaces</text:p>
          </table:table-cell>
          <table:table-cell table:style-name="TableCell242">
            <text:p text:style-name="P243">Design Document</text:p>
          </table:table-cell>
          <table:table-cell table:style-name="TableCell244">
            <text:p text:style-name="P245">14/12/2017</text:p>
          </table:table-cell>
        </table:table-row>
        <table:table-row table:style-name="TableRow246">
          <table:table-cell table:style-name="TableCell247">
            <text:p text:style-name="P248">4.1</text:p>
          </table:table-cell>
          <table:table-cell table:style-name="TableCell249">
            <text:p text:style-name="P250">Implementation</text:p>
          </table:table-cell>
          <table:table-cell table:style-name="TableCell251">
            <text:p text:style-name="P252">Implementation</text:p>
          </table:table-cell>
          <table:table-cell table:style-name="TableCell253">
            <text:p text:style-name="P254">22/02/2018</text:p>
          </table:table-cell>
        </table:table-row>
        <table:table-row table:style-name="TableRow255">
          <table:table-cell table:style-name="TableCell256">
            <text:p text:style-name="P257">4.2</text:p>
          </table:table-cell>
          <table:table-cell table:style-name="TableCell258">
            <text:p text:style-name="P259">Final project report</text:p>
          </table:table-cell>
          <table:table-cell table:style-name="TableCell260">
            <text:p text:style-name="P261">Final project report</text:p>
          </table:table-cell>
          <table:table-cell table:style-name="TableCell262">
            <text:p text:style-name="P263">22/02/2018</text:p>
          </table:table-cell>
        </table:table-row>
      </table:table>
      <text:p text:style-name="P264"><text:s/></text:p>
      <text:p text:style-name="P265">Each project phase involves research and hands on implementations such as finding accurate data to work with, try out more<text:s/>architecture, find the best programming language, creating interfaces between system components, setting up network connection and solving problems what is still unknown at this stage, through the project lifetime.</text:p>
      <text:p text:style-name="P266"/>
      <text:p text:style-name="P267"/>
      <text:p text:style-name="P268"><text:bookmark-start text:name="_Toc495580029"/>The planned technologies are:<text:bookmark-end text:name="_Toc495580029"/></text:p>
      <text:p text:style-name="P269"/>
      <text:list text:style-name="LFO5" text:continue-numbering="true">
        <text:list-item>
          <text:p text:style-name="P270">Python<text:s/>for data mining processes, and read/create dataset from PDF to comma separated file (csv).</text:p>
        </text:list-item>
        <text:list-item>
          <text:p text:style-name="P271">Python or C# to create the main module to control the flow in the system.<text:s/></text:p>
        </text:list-item>
        <text:list-item>
          <text:p text:style-name="P272">Java or Python to create RESTful API to connect to the database to store and retrieve data.</text:p>
        </text:list-item>
        <text:list-item>
          <text:p text:style-name="P273">Glassfish J2EE container (application server) to run war file, if the API will be written in Java programming language.</text:p>
        </text:list-item>
        <text:list-item>
          <text:p text:style-name="P274">MySQL database to store the raw data as tabular data or data stream as .csv file.</text:p>
        </text:list-item>
        <text:list-item>
          <text:p text:style-name="P275">Apache Hadoop software framework to create the<text:s/>distributed process between networked computers to process and analyse big data.</text:p>
        </text:list-item>
        <text:list-item>
          <text:p text:style-name="P276">Map Reduce programming module to split input data to independent chunks to process in parallel manner.</text:p>
        </text:list-item>
        <text:list-item>
          <text:p text:style-name="P277">Use different architectures and platforms of operating system in the distributed network such as Linux, Windows, Raspberry …</text:p>
        </text:list-item>
        <text:list-item>
          <text:p text:style-name="P278">Use Virtual Private Server (VPS) to host the web API and build and store the database.</text:p>
        </text:list-item>
      </text:list>
      <text:p text:style-name="P279"><text:bookmark-start text:name="_Toc495580030"/>Phase 1.<text:bookmark-end text:name="_Toc495580030"/></text:p>
      <text:p text:style-name="P280"><text:bookmark-start text:name="_Toc495580031"/>Project specification:<text:bookmark-end text:name="_Toc495580031"/></text:p>
      <text:p text:style-name="P281"/>
      <text:p text:style-name="PreformattedText"><text:span text:style-name="T282">The first phase of the data science project involves the most research since data m</text:span><text:span text:style-name="T283">ining and the technologies around are completely new to the involved team members.<text:s/></text:span><text:span text:style-name="T284"><text:line-break/></text:span><text:span text:style-name="T285"><text:line-break/></text:span><text:span text:style-name="T286"><text:line-break/></text:span><text:span text:style-name="T287">Deliverables:</text:span></text:p>
      <text:list text:style-name="LFO6" text:continue-numbering="true">
        <text:list-item>
          <text:p text:style-name="P288"><text:span text:style-name="T289">Most important deliverables in the first phase is to find the<text:s/></text:span><text:span text:style-name="T290">accurate dataset</text:span><text:span text:style-name="T291"><text:s/>to work with.<text:s/></text:span></text:p>
        </text:list-item>
        <text:list-item>
          <text:p text:style-name="P292">Data profiling to analyse the data set to clarify the structure, content, relationship, appropriate detail level and find anomalies in the data at early stage.</text:p>
        </text:list-item>
        <text:list-item>
          <text:p text:style-name="P293">Research/gathering information about the proposed technologies that intend to use in the project.</text:p>
        </text:list-item>
        <text:list-item>
          <text:p text:style-name="P294">Try out some technologies and make changes if the technology<text:s/>seems too difficult or has no enough resource to implement it.</text:p>
        </text:list-item>
        <text:list-item>
          <text:p text:style-name="P295">Documentation: Project Specification.</text:p>
        </text:list-item>
      </text:list>
      <text:p text:style-name="P296"/>
      <text:p text:style-name="P297"><text:bookmark-start text:name="_Toc495580032"/>Phase 2.<text:bookmark-end text:name="_Toc495580032"/></text:p>
      <text:p text:style-name="P298"><text:bookmark-start text:name="_Toc495580033"/>Functional Specification:<text:bookmark-end text:name="_Toc495580033"/></text:p>
      <text:p text:style-name="P299"/>
      <text:p text:style-name="P300">The second phase is more hands on since the system main technologies should be clarified in that stage and the prototypes of the system interfaces must be starting to build bit by bit. When some interfaces are build and try to connect them together the potential issues and risk could be detected and the technologies must change if they can’t be working together.</text:p>
      <text:p text:style-name="P301"/>
      <text:p text:style-name="Normal"><text:span text:style-name="T302">Deliverables</text:span><text:span text:style-name="T303">:</text:span></text:p>
      <text:list text:style-name="LFO7" text:continue-numbering="true">
        <text:list-item>
          <text:p text:style-name="P304">Build the database on the profiled data set to store the tabular data or the data stream.</text:p>
        </text:list-item>
        <text:list-item>
          <text:p text:style-name="P305">Build a prototype of the web API in JAVA or Python to try to connect to the database and carry out basic/advanced stream between API and database.</text:p>
        </text:list-item>
        <text:list-item>
          <text:p text:style-name="P306">Write<text:s/>the Python modules to translate the input PDF files to comma separated file (csv) file and try to store it.</text:p>
        </text:list-item>
        <text:list-item>
          <text:p text:style-name="P307">Identify potential issues/risks in the single modules such as database implementation, API communication, Python module implementation.</text:p>
        </text:list-item>
        <text:list-item>
          <text:p text:style-name="P308">Identify potential issues/risks in the communication between the modules/interfaces.</text:p>
        </text:list-item>
        <text:list-item>
          <text:p text:style-name="P309">Describe objectives, functionalities, architecture, internal-external interfaces.</text:p>
        </text:list-item>
        <text:list-item>
          <text:p text:style-name="P310">Identifying the timeline of the project.</text:p>
        </text:list-item>
        <text:list-item>
          <text:p text:style-name="P311">Documentation: Functional Specification.</text:p>
        </text:list-item>
      </text:list>
      <text:p text:style-name="P312"/>
      <text:p text:style-name="P313"><text:bookmark-start text:name="_Toc495580034"/>Phase 3.<text:bookmark-end text:name="_Toc495580034"/><text:s/></text:p>
      <text:p text:style-name="P314"><text:bookmark-start text:name="_Toc495580035"/>Design<text:s/>Documentation:<text:bookmark-end text:name="_Toc495580035"/></text:p>
      <text:p text:style-name="P315"/>
      <text:p text:style-name="P316">At the third phase of the project the potential risks/issues are identified and should be sorted, the final technologies are stated. This stage the system should be able to carry out basic functionalities such as read raw file, turn to csv<text:s/>file, send to web API, save to database, retrieving back data from the API to main module and the Apache Hadoop should be able to identify the networked computers. However, if the system not able to analyse the dataset yet but the working system shows<text:s/><text:soft-page-break/>that<text:s/>the design is correct and the Design document can be written.</text:p>
      <text:p text:style-name="P317"/>
      <text:p text:style-name="Normal"><text:span text:style-name="T318">Deliverables</text:span><text:span text:style-name="T319">:</text:span></text:p>
      <text:list text:style-name="LFO8" text:continue-numbering="true">
        <text:list-item>
          <text:p text:style-name="P320">Communication between working interfaces excluding Map reduce.</text:p>
        </text:list-item>
        <text:list-item>
          <text:p text:style-name="P321">Reading, writing, translating, saving data sets with Python/JAVA/MySQL.</text:p>
        </text:list-item>
        <text:list-item>
          <text:p text:style-name="P322">Identifying networked computers with Apache<text:s/>Hadoop.</text:p>
        </text:list-item>
        <text:list-item>
          <text:p text:style-name="P323">Documentation: Design document.</text:p>
        </text:list-item>
      </text:list>
      <text:p text:style-name="P324"/>
      <text:p text:style-name="P325"><text:bookmark-start text:name="_Toc495580036"/>Phase 4.1 - 4.2.<text:bookmark-end text:name="_Toc495580036"/></text:p>
      <text:p text:style-name="P326"><text:bookmark-start text:name="_Toc495580037"/>Implementation:<text:bookmark-end text:name="_Toc495580037"/></text:p>
      <text:p text:style-name="P327"/>
      <text:p text:style-name="P328">The end of the fourth phase in the data science project lifetime the system should be fully implemented. As the last phase the system was able to communicate between interfaces and<text:s/>identify networked computers but the Map reduce part wasn’t implemented.<text:s/><text:line-break/></text:p>
      <text:p text:style-name="P329">Deliverables:</text:p>
      <text:p text:style-name="P330">The complete system must be able to:</text:p>
      <text:list text:style-name="LFO9" text:continue-numbering="true">
        <text:list-item>
          <text:p text:style-name="P331">Read the raw input file.</text:p>
        </text:list-item>
        <text:list-item>
          <text:p text:style-name="P332">Turn to required file format.</text:p>
        </text:list-item>
        <text:list-item>
          <text:p text:style-name="P333">Send and receive data through the web API.</text:p>
        </text:list-item>
        <text:list-item>
          <text:p text:style-name="P334">Save the data to the database.</text:p>
        </text:list-item>
        <text:list-item>
          <text:p text:style-name="P335">Save the analysed data (result of the analysis) in the database and pull down to display chart(s) without reanalysing the data-set.</text:p>
        </text:list-item>
        <text:list-item>
          <text:p text:style-name="P336">Connect networked computers with Apache Hadoop framework,</text:p>
        </text:list-item>
        <text:list-item>
          <text:p text:style-name="P337">Split input data-set into independent chunks using Map Reduce.</text:p>
        </text:list-item>
        <text:list-item>
          <text:p text:style-name="P338">Carry out different data analysis on the input data-set using Python modules/code.</text:p>
        </text:list-item>
        <text:list-item>
          <text:p text:style-name="P339">Display the result as visual chart, graph, histogram or scatter plots.</text:p>
        </text:list-item>
        <text:list-item>
          <text:p text:style-name="P340">Documentation: Final project report.</text:p>
        </text:list-item>
      </text:list>
      <text:p text:style-name="P341"/>
      <text:p text:style-name="P342"/>
      <text:p text:style-name="P343"><text:bookmark-start text:name="_Toc495580038"/>­Functional Interfaces<text:bookmark-end text:name="_Toc495580038"/></text:p>
      <text:p text:style-name="P344"/>
      <text:p text:style-name="P345">The purpose this part of the documentation to identify and describe the possible technologies and programming language to create interfaces between network/system components and programming modules. The described technologies and components should be working together, however during the progress of the project life time some technology may need to change if they are cause any difficulties, or other technologies are available to implement, build the same or similar system.<text:line-break/><text:line-break/>The interface is a boundary where two independent systems meet and communicate with each other.<text:s/>[coursehero.com, n.d.].<text:s/>The National Car Test (NCT) data science distributed network project will include a good few interfaces to gather, build, analyse and display results from raw data sets as different charts, graphs, histograms<text:s/>or scatter plots visual outputs.</text:p>
      <text:p text:style-name="P346"><text:bookmark-start text:name="_Toc495580039"/>Data and work flow between interfaces:<text:bookmark-end text:name="_Toc495580039"/></text:p>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No.</text:p>
          </table:table-cell>
          <table:table-cell table:style-name="TableCell355">
            <text:p text:style-name="P356">Interface.</text:p>
          </table:table-cell>
          <table:table-cell table:style-name="TableCell357">
            <text:p text:style-name="P358"><text:span text:style-name="T359">Flow.</text:span></text:p>
          </table:table-cell>
          <table:table-cell table:style-name="TableCell360">
            <text:p text:style-name="P361">Activity.</text:p>
          </table:table-cell>
        </table:table-row>
        <table:table-row table:style-name="TableRow362">
          <table:table-cell table:style-name="TableCell363">
            <text:p text:style-name="P364">01.</text:p>
          </table:table-cell>
          <table:table-cell table:style-name="TableCell365">
            <text:p text:style-name="P366">RAW data <text:s/></text:p>
          </table:table-cell>
          <table:table-cell table:style-name="TableCell367">
            <text:p text:style-name="P368">to</text:p>
          </table:table-cell>
          <table:table-cell table:style-name="TableCell369">
            <text:p text:style-name="P370">PDF files (data input to the system)</text:p>
          </table:table-cell>
        </table:table-row>
        <table:table-row table:style-name="TableRow371">
          <table:table-cell table:style-name="TableCell372">
            <text:p text:style-name="P373">02.</text:p>
          </table:table-cell>
          <table:table-cell table:style-name="TableCell374">
            <text:p text:style-name="P375">Python</text:p>
          </table:table-cell>
          <table:table-cell table:style-name="TableCell376">
            <text:p text:style-name="P377">read</text:p>
          </table:table-cell>
          <table:table-cell table:style-name="TableCell378">
            <text:p text:style-name="Textbody"><text:span text:style-name="T379">PDF files (make and model &amp; NCT centres)</text:span></text:p>
          </table:table-cell>
        </table:table-row>
        <table:table-row table:style-name="TableRow380">
          <table:table-cell table:style-name="TableCell381">
            <text:p text:style-name="P382">03.</text:p>
          </table:table-cell>
          <table:table-cell table:style-name="TableCell383">
            <text:p text:style-name="P384">Python</text:p>
          </table:table-cell>
          <table:table-cell table:style-name="TableCell385">
            <text:p text:style-name="P386">create</text:p>
          </table:table-cell>
          <table:table-cell table:style-name="TableCell387">
            <text:p text:style-name="Textbody"><text:span text:style-name="T388">Two csv file from<text:s/></text:span><text:span text:style-name="T389">PDF files</text:span></text:p>
          </table:table-cell>
        </table:table-row>
        <table:table-row table:style-name="TableRow390">
          <table:table-cell table:style-name="TableCell391">
            <text:p text:style-name="P392">04.</text:p>
          </table:table-cell>
          <table:table-cell table:style-name="TableCell393">
            <text:p text:style-name="P394">Python</text:p>
          </table:table-cell>
          <table:table-cell table:style-name="TableCell395">
            <text:p text:style-name="P396">send</text:p>
          </table:table-cell>
          <table:table-cell table:style-name="TableCell397">
            <text:p text:style-name="P398">csv data to API (Java, Python etc..)</text:p>
          </table:table-cell>
        </table:table-row>
        <table:table-row table:style-name="TableRow399">
          <table:table-cell table:style-name="TableCell400">
            <text:p text:style-name="P401">05.</text:p>
          </table:table-cell>
          <table:table-cell table:style-name="TableCell402">
            <text:p text:style-name="P403">API</text:p>
          </table:table-cell>
          <table:table-cell table:style-name="TableCell404">
            <text:p text:style-name="P405">receive</text:p>
          </table:table-cell>
          <table:table-cell table:style-name="TableCell406">
            <text:p text:style-name="Textbody"><text:span text:style-name="T407">Data through API and save in to the database. (RDBMS)</text:span></text:p>
          </table:table-cell>
        </table:table-row>
        <table:table-row table:style-name="TableRow408">
          <table:table-cell table:style-name="TableCell409">
            <text:p text:style-name="P410">06.</text:p>
          </table:table-cell>
          <table:table-cell table:style-name="TableCell411">
            <text:p text:style-name="P412">Python</text:p>
          </table:table-cell>
          <table:table-cell table:style-name="TableCell413">
            <text:p text:style-name="P414">send</text:p>
          </table:table-cell>
          <table:table-cell table:style-name="TableCell415">
            <text:p text:style-name="P416">MySQL queries to API. (Database requests)</text:p>
          </table:table-cell>
        </table:table-row>
        <table:table-row table:style-name="TableRow417">
          <table:table-cell table:style-name="TableCell418">
            <text:p text:style-name="P419">07.</text:p>
          </table:table-cell>
          <table:table-cell table:style-name="TableCell420">
            <text:p text:style-name="P421">Glassfish</text:p>
          </table:table-cell>
          <table:table-cell table:style-name="TableCell422">
            <text:p text:style-name="P423"><text:span text:style-name="T424">Receive/send</text:span></text:p>
          </table:table-cell>
          <table:table-cell table:style-name="TableCell425">
            <text:p text:style-name="P426">J2ee application server run the<text:s/>Java API</text:p>
          </table:table-cell>
        </table:table-row>
        <table:table-row table:style-name="TableRow427">
          <table:table-cell table:style-name="TableCell428">
            <text:p text:style-name="P429">08.</text:p>
          </table:table-cell>
          <table:table-cell table:style-name="TableCell430">
            <text:p text:style-name="P431">API</text:p>
          </table:table-cell>
          <table:table-cell table:style-name="TableCell432">
            <text:p text:style-name="P433">answer</text:p>
          </table:table-cell>
          <table:table-cell table:style-name="TableCell434">
            <text:p text:style-name="P435">Answer with JSON file.</text:p>
          </table:table-cell>
        </table:table-row>
        <table:table-row table:style-name="TableRow436">
          <table:table-cell table:style-name="TableCell437">
            <text:p text:style-name="P438">09.</text:p>
          </table:table-cell>
          <table:table-cell table:style-name="TableCell439">
            <text:p text:style-name="P440">Python</text:p>
          </table:table-cell>
          <table:table-cell table:style-name="TableCell441">
            <text:p text:style-name="P442">receive</text:p>
          </table:table-cell>
          <table:table-cell table:style-name="TableCell443">
            <text:p text:style-name="P444">DE serializing JSON file</text:p>
          </table:table-cell>
        </table:table-row>
        <table:table-row table:style-name="TableRow445">
          <table:table-cell table:style-name="TableCell446">
            <text:p text:style-name="P447">10.</text:p>
          </table:table-cell>
          <table:table-cell table:style-name="TableCell448">
            <text:p text:style-name="P449">Python</text:p>
          </table:table-cell>
          <table:table-cell table:style-name="TableCell450">
            <text:p text:style-name="P451">Start up</text:p>
          </table:table-cell>
          <table:table-cell table:style-name="TableCell452">
            <text:p text:style-name="P453">Starts up Hadoop</text:p>
          </table:table-cell>
        </table:table-row>
        <table:table-row table:style-name="TableRow454">
          <table:table-cell table:style-name="TableCell455">
            <text:p text:style-name="P456">11.</text:p>
          </table:table-cell>
          <table:table-cell table:style-name="TableCell457">
            <text:p text:style-name="P458">Hadoop</text:p>
          </table:table-cell>
          <table:table-cell table:style-name="TableCell459">
            <text:p text:style-name="P460">Create - distribute</text:p>
          </table:table-cell>
          <table:table-cell table:style-name="TableCell461">
            <text:p text:style-name="P462">Distributing job between networked computers.</text:p>
          </table:table-cell>
        </table:table-row>
        <table:table-row table:style-name="TableRow463">
          <table:table-cell table:style-name="TableCell464">
            <text:p text:style-name="P465">12.</text:p>
          </table:table-cell>
          <table:table-cell table:style-name="TableCell466">
            <text:p text:style-name="P467">Network</text:p>
          </table:table-cell>
          <table:table-cell table:style-name="TableCell468">
            <text:p text:style-name="P469">connect</text:p>
          </table:table-cell>
          <table:table-cell table:style-name="TableCell470">
            <text:p text:style-name="P471">Computers processing data<text:s/>with (Python modules)</text:p>
          </table:table-cell>
        </table:table-row>
        <table:table-row table:style-name="TableRow472">
          <table:table-cell table:style-name="TableCell473">
            <text:p text:style-name="P474">13.</text:p>
          </table:table-cell>
          <table:table-cell table:style-name="TableCell475">
            <text:p text:style-name="P476">Network</text:p>
          </table:table-cell>
          <table:table-cell table:style-name="TableCell477">
            <text:p text:style-name="P478">connect</text:p>
          </table:table-cell>
          <table:table-cell table:style-name="TableCell479">
            <text:p text:style-name="P480">answer through Hadoop to main computer</text:p>
          </table:table-cell>
        </table:table-row>
        <table:table-row table:style-name="TableRow481">
          <table:table-cell table:style-name="TableCell482">
            <text:p text:style-name="P483">14.</text:p>
          </table:table-cell>
          <table:table-cell table:style-name="TableCell484">
            <text:p text:style-name="P485">Main module</text:p>
          </table:table-cell>
          <table:table-cell table:style-name="TableCell486">
            <text:p text:style-name="P487">display</text:p>
          </table:table-cell>
          <table:table-cell table:style-name="TableCell488">
            <text:p text:style-name="P489">Use Python to displays the results as a chart/charts</text:p>
          </table:table-cell>
        </table:table-row>
      </table:table>
      <text:p text:style-name="P490"/>
      <text:p text:style-name="P491"/>
      <text:p text:style-name="P492"><text:line-break/><text:bookmark-start text:name="_Toc495580040"/><text:soft-page-break/>Interfaces:<text:bookmark-end text:name="_Toc495580040"/></text:p>
      <text:p text:style-name="Textbody"><text:bookmark-start text:name="_Toc495580041"/><text:span text:style-name="T493">Raw data-sets.</text:span><text:bookmark-end text:name="_Toc495580041"/><text:span text:style-name="T494"><text:line-break/></text:span><text:span text:style-name="T495">The input data-sets are raw PDF files gathered from the Irish<text:s/></text:span><text:span text:style-name="T496">Road Safety Authority (RSA) website, where is the data-sets are available for free to use and to download to the public sector. The NCT project will use four sets of PDF files for car make/model failure test and NCT centre failure/success rate. However, th</text:span><text:span text:style-name="T497">e data-set is not an interface but before it can be used, need to use some sort of interface to validate the data availability in the input data-set. Without visual validation of the data-set there is no reason to start writing any (code) module to gather/</text:span><text:span text:style-name="T498">translate information from not checked source(s).</text:span></text:p>
      <text:p text:style-name="Textbody"><text:bookmark-start text:name="_Toc495580042"/><text:span text:style-name="T499">Main module.</text:span><text:bookmark-end text:name="_Toc495580042"/><text:span text:style-name="T500"><text:line-break/></text:span><text:span text:style-name="T501">The main module/interface could be a Python/C# desktop application (or just a Python module use Command Line Interpreter to operate) which is able to select the input file/files for data analys</text:span><text:span text:style-name="T502">is. This interface should be able to translate the raw PDF files to tabular data. This tabular data could be saved as a .csv temporary format before the main module starts communicating with the web API (Application Programming Interface). The main module<text:s/></text:span><text:span text:style-name="T503">must handle the Big data through the network and deserialization/understanding the JSON answer from the API. Another crucial function is the communication between Python module and Hadoop framework.</text:span></text:p>
      <text:p text:style-name="P504"/>
      <text:p text:style-name="Textbody"><text:bookmark-start text:name="_Toc495580043"/><text:span text:style-name="T505">Web API.</text:span><text:bookmark-end text:name="_Toc495580043"/><text:span text:style-name="T506"><text:line-break/></text:span><text:span text:style-name="T507">The API is a Python/Java RESTful (</text:span><text:span text:style-name="T508">Representatio</text:span><text:span text:style-name="T509">nal State Transfer</text:span><text:span text:style-name="T510">) web interface what is listening for requests, communicating with the MySQL database (Interface) through the connection pool and sends back the answer in JSON (JavaScript Object Notation) format. As an option the data could be saved in t</text:span><text:span text:style-name="T511">he database as a data stream and keep the .csv data format. The API should be able to implement all the operation (CRUD) that available in the database such as create, read, update and delete.</text:span></text:p>
      <text:p text:style-name="P512"/>
      <text:p text:style-name="Textbody"><text:bookmark-start text:name="_Toc495580044"/><text:span text:style-name="T513">Glassfish application server with connection pool.</text:span><text:bookmark-end text:name="_Toc495580044"/><text:span text:style-name="T514"><text:line-break/></text:span><text:span text:style-name="T515">The Glassfi</text:span><text:span text:style-name="T516">sh application server is a J2EE container (application server) that can run the Java API. The JAVA API probably is a Web Archive File (WAR file) that will listen for HTTP request. The connection pool can be crucial if the API is very busy and used by thous</text:span><text:span text:style-name="T517">ands of users simultaneously like the Twitter API. Otherwise, if too many complex requests go through from the web API to database, as the result MySQL stop responding from some time. So, the connection pool can be a solution to create queue for API reques</text:span><text:span text:style-name="T518">t however it is not solution is somebody wants to bring down the service.</text:span></text:p>
      <text:p text:style-name="Textbody"><text:span text:style-name="T519"><text:s/></text:span><text:span text:style-name="T520"><text:line-break/></text:span><text:bookmark-start text:name="_Toc495580045"/><text:span text:style-name="T521">Database. (RDBMS)</text:span><text:bookmark-end text:name="_Toc495580045"/><text:span text:style-name="T522"><text:line-break/></text:span><text:span text:style-name="T523">The data will be stored in the database in relational (tabular) format or keep the csv file formatting as a data stream. With this storage technology the<text:s/></text:span><text:span text:style-name="T524">data-sets are available from any networked devices through www (world wild web) use HTTP requests. The database implementation can be important if the data science team wants to analyse the same data-set more the once or use different modules to analysing<text:s/></text:span><text:span text:style-name="T525">the data from more aspects. With this implementation the data translation<text:s/></text:span><text:soft-page-break/><text:span text:style-name="T526">from raw data to usable data need to implement once per data-set. The RDBMS (database) could be the new version of MariaDB (10.2.7), which able to save JSON files and able to query t</text:span><text:span text:style-name="T527">hem by special queries, if the system wants to save the analysed data in the database as well. With this new feature the system will be able to display all the previous analysis without reanalysing the same data-set again and again.</text:span></text:p>
      <text:p text:style-name="Textbody"><text:span text:style-name="T528"><text:line-break/></text:span><text:bookmark-start text:name="_Toc495580046"/><text:span text:style-name="T529">Hadoop.</text:span><text:bookmark-end text:name="_Toc495580046"/><text:span text:style-name="T530"><text:line-break/></text:span><text:span text:style-name="T531">Apache Hadoop<text:s/></text:span><text:span text:style-name="T532">software library/framework will be used to processing the data sets through distributed devices connected in the local network. The data science team should use a router/switch to create a local network to connect different platforms to achieve the scaled<text:s/></text:span><text:span text:style-name="T533">up clustered enormous processing power to analyse quantitative data. Hadoop is designed to delivering highly-available service since able to detect and handle failures between networked devices.</text:span><text:span text:style-name="T534"><text:line-break/></text:span><text:span text:style-name="T535"><text:line-break/></text:span><text:span text:style-name="T536">Map Reduce.</text:span><text:span text:style-name="T537"><text:line-break/></text:span><text:span text:style-name="T538">The function is the Map reduce framework to spli</text:span><text:span text:style-name="T539">t the input data-set into independent chunks which will be processed in parallel manner. Map Reduce take care of the scheduling tasks, monitoring and re-executing the failed tasks.</text:span><text:span text:style-name="T540"><text:s/>[Apache.org, 2013]</text:span><text:span text:style-name="T541"><text:line-break/></text:span></text:p>
      <text:p text:style-name="Textbody"><text:bookmark-start text:name="_Toc495580047"/><text:span text:style-name="T542">Network (Linksys router).</text:span><text:bookmark-end text:name="_Toc495580047"/><text:span text:style-name="T543"><text:line-break/></text:span><text:span text:style-name="T544">To create connection between<text:s/></text:span><text:span text:style-name="T545">networked devices they are must be connected on the same network or through network paths using internet connections. To achieve the fastest communication performance between clustered devices the best choice is the wired local connection using network swi</text:span><text:span text:style-name="T546">tch. The data science team planning to use a Linksys router to build the local network, since it could be very difficult or impossible to build a local network where is no control on it.</text:span></text:p>
      <text:p text:style-name="Textbody"><text:span text:style-name="T547"><text:line-break/></text:span><text:bookmark-start text:name="_Toc495580048"/><text:span text:style-name="T548">Python.</text:span><text:bookmark-end text:name="_Toc495580048"/><text:span text:style-name="T549"><text:line-break/></text:span><text:span text:style-name="T550">The main module is an abstraction since the module must be b</text:span><text:span text:style-name="T551">uild up from more module/interface to achieve data mining computations. Those modules can be built in the main module or implement different interfaces in the networked devices using distinct programming languages and operating systems. This data science p</text:span><text:span text:style-name="T552">roject will involve at least two operating systems such as Windows 10 and Unix based platforms. The main goal with the choose language is to demonstrate how to communicate between networked devices on variant of operating systems. If any Raspberry pi will<text:s/></text:span><text:span text:style-name="T553">be available, then that will be involved as a new platform to attach to the network cluster to demonstrate the scalability of the system.</text:span></text:p>
      <text:p text:style-name="P554"><text:s/></text:p>
      <text:p text:style-name="P555"/>
      <text:p text:style-name="P556"/>
      <text:p text:style-name="Head1"><text:bookmark-start text:name="_Toc495580049"/>Standards<text:bookmark-end text:name="_Toc495580049"/></text:p>
      <text:p text:style-name="P557"/>
      <text:p text:style-name="Head2"><text:bookmark-start text:name="_Toc495580050"/>Coding<text:bookmark-end text:name="_Toc495580050"/></text:p>
      <text:p text:style-name="P558"/>
      <text:p text:style-name="P559">Different standards apply between Python and Java. Best practices relating to each language consist generally of the following:</text:p>
      <text:p text:style-name="P560"/>
      <text:p text:style-name="P561">Python requires one-tab space for any code relate to the scope of a function. Functional interfaces need to declare a colon to indicate the start of the logical indent block. <text:s/>In comparison to this Java requires braces to<text:s/>indicate the start of its logical block. <text:s/>Comments, naming conventions and imports of external libraries remain consistent through both programming languages. <text:s/>However, Python is a dynamic typed language needs no clarification of data types by convention.<text:s/><text:s/>Java is statically typed which means that clarification of variable data types must be adhered to. <text:s/>Lastly, Python and its wider community have developed a general standards guide known as Pep8, detailing best practice convention [python.org, 2017].</text:p>
      <text:p text:style-name="P562"/>
      <text:p text:style-name="Head2"><text:bookmark-start text:name="_Toc495580051"/>RESTful API<text:bookmark-end text:name="_Toc495580051"/></text:p>
      <text:p text:style-name="P563"/>
      <text:p text:style-name="P564">The basic principle of a restful API (Application Programming Interface) should be defined by separating into logical resources. <text:s/>Standard HTTP (Hyper Text Transport Protocol) methods include GET, POST, PUT, DELETE. <text:s/>SSL (Secure Sockets Layer) certificate establishes a secure connection between the Client and the Web Server (RESTful API), encrypting the flow of data. <text:s/>API’s should have complete documentation detailing the request and response cycle.</text:p>
      <text:p text:style-name="P565"/>
      <text:p text:style-name="Head2"><text:bookmark-start text:name="_Toc495580052"/>Hadoop Clustering<text:bookmark-end text:name="_Toc495580052"/></text:p>
      <text:p text:style-name="P566"/>
      <text:p text:style-name="P567">Research into Hadoop has<text:s/>currently proven to show that standards are lacking in establishing a recognized common conduct in relation to its use [Kobielus,2014].</text:p>
      <text:p text:style-name="P568"/>
      <text:p text:style-name="Head2"><text:bookmark-start text:name="_Toc495580053"/>MySQL Data Base<text:bookmark-end text:name="_Toc495580053"/></text:p>
      <text:p text:style-name="P569"/>
      <text:p text:style-name="P570">By convention the database name should be referred to the name of the project. <text:s/>Tables must be UTF8 encoded and use prefix of the database name (2-4 characters) followed by an underscore. Also field names should use a prefix of the table name e.g.:</text:p>
      <text:p text:style-name="P571"/>
      <text:p text:style-name="P572"><text:tab/>Project Name: NCT</text:p>
      <text:p text:style-name="P573"><text:tab/>Database name: nct</text:p>
      <text:p text:style-name="P574"><text:tab/>Table Name: nct_model</text:p>
      <text:p text:style-name="P575"><text:tab/>Field Name: m_id</text:p>
      <text:p text:style-name="P576"/>
      <text:p text:style-name="P577">ID field should be auto<text:s/>incremented to avoid collisions with other data entries. <text:s/>Also, fields expecting values need to be defined as NOT NULL with a default value assigned. <text:s text:c="3"/></text:p>
      <text:p text:style-name="P578"/>
      <text:p text:style-name="Head2"><text:bookmark-start text:name="_Toc495580054"/>Legal<text:bookmark-end text:name="_Toc495580054"/></text:p>
      <text:p text:style-name="P579"/>
      <text:p text:style-name="P580">Research indicates that there are eight common principles to follow on open government data such as datasets from the NCT. <text:s/></text:p>
      <text:p text:style-name="P581"/>
      <text:p text:style-name="P582">The following are the eight points of references.<text:s/></text:p>
      <text:p text:style-name="P583"/>
      <text:list text:style-name="LFO10" text:continue-numbering="true">
        <text:list-item>
          <text:p text:style-name="P584">Complete</text:p>
          <text:list text:continue-numbering="true">
            <text:list-item>
              <text:p text:style-name="P585">Public data should be made available and not subject to valid privacy, security and privilege limitations.</text:p>
            </text:list-item>
          </text:list>
        </text:list-item>
        <text:list-item>
          <text:p text:style-name="P586">Primary</text:p>
          <text:list text:continue-numbering="true">
            <text:list-item>
              <text:p text:style-name="P587">Data should be obtained from the source, the scale or level of detail within a dataset declared with great quality whilst remaining unmodified.</text:p>
            </text:list-item>
          </text:list>
        </text:list-item>
        <text:list-item>
          <text:p text:style-name="P588">Timely</text:p>
          <text:list text:continue-numbering="true">
            <text:list-item>
              <text:p text:style-name="P589">To preserve value of data it should be available promptly in other to prevented inaccuracies.</text:p>
            </text:list-item>
          </text:list>
        </text:list-item>
        <text:list-item>
          <text:p text:style-name="P590">Accessibility</text:p>
          <text:list text:continue-numbering="true">
            <text:list-item>
              <text:p text:style-name="P591">Data should be easily accessible to a wide<text:s/>range of users for the purpose of various usage.</text:p>
            </text:list-item>
          </text:list>
        </text:list-item>
        <text:list-item>
          <text:p text:style-name="P592">Machine Processable</text:p>
          <text:list text:continue-numbering="true">
            <text:list-item>
              <text:p text:style-name="P593">To allow the process of automatic processing the data should be structured in a reasonable manner.</text:p>
            </text:list-item>
          </text:list>
        </text:list-item>
        <text:list-item>
          <text:p text:style-name="P594">Non-discriminatory</text:p>
          <text:list text:continue-numbering="true">
            <text:list-item>
              <text:p text:style-name="P595">To prevent discrimination data should be made available without any imposing restrictions.</text:p>
            </text:list-item>
          </text:list>
        </text:list-item>
        <text:list-item>
          <text:p text:style-name="P596">Non-proprietary</text:p>
          <text:list text:continue-numbering="true">
            <text:list-item>
              <text:p text:style-name="P597">Data formats cannot restrict the control of data by any one entity.</text:p>
            </text:list-item>
          </text:list>
        </text:list-item>
        <text:list-item>
          <text:p text:style-name="P598">License-free</text:p>
          <text:list text:continue-numbering="true">
            <text:list-item>
              <text:p text:style-name="P599">With the exception to reasonable privacy, security or privileged restriction data cannot be subject to copyright, patent, trademark of trade secret regulations.</text:p>
            </text:list-item>
          </text:list>
        </text:list-item>
        <text:list-item>
          <text:p text:style-name="P600"/>
        </text:list-item>
      </text:list>
      <text:p text:style-name="Head1"><text:bookmark-start text:name="_Toc495580055"/>Reference/Research<text:bookmark-end text:name="_Toc495580055"/></text:p>
      <text:p text:style-name="P601"/>
      <text:p text:style-name="Bibliography"><text:span text:style-name="T602">Analytics, I., 2017.<text:s/></text:span><text:span text:style-name="T603">Idiro Analytics.<text:s/></text:span><text:span text:style-name="T604">[Online]<text:s/></text:span><text:span text:style-name="T605"><text:line-break/></text:span><text:span text:style-name="T606">Available at:<text:s/></text:span><text:span text:style-name="T607">http://idiro.com/2017/08/idiro-analysis-2016-nct-results-helps-car-buyers-choose-wisely/</text:span><text:span text:style-name="T608"><text:line-break/></text:span><text:span text:style-name="T609">[Accessed 12 10 2017].</text:span></text:p>
      <text:p text:style-name="P610"/>
      <text:p text:style-name="Bibliography"><text:span text:style-name="T611">Emmanuelle, R., 2016.<text:s/></text:span><text:span text:style-name="T612">data Science<text:s/></text:span><text:span text:style-name="T613">Central.<text:s/></text:span><text:span text:style-name="T614">[Online]<text:s/></text:span><text:span text:style-name="T615"><text:line-break/></text:span><text:span text:style-name="T616">Available at:<text:s/></text:span><text:span text:style-name="T617">http://www.datasciencecentral.com/profiles/blogs/12-algorithms-every-data-scientist-should-know</text:span><text:span text:style-name="T618"><text:line-break/></text:span><text:span text:style-name="T619">[Accessed 12 10 2017].</text:span></text:p>
      <text:p text:style-name="P620"/>
      <text:p text:style-name="Bibliography"><text:span text:style-name="T621">Government, O., 2007.<text:s/></text:span><text:span text:style-name="T622">The annotated 8 principles of Open Governmant Data.<text:s/></text:span><text:span text:style-name="T623">[Online]<text:s/></text:span><text:span text:style-name="T624"><text:line-break/></text:span><text:span text:style-name="T625">Available at:<text:s/></text:span><text:span text:style-name="T626">https</text:span><text:span text:style-name="T627">://opengovdata.org/</text:span><text:span text:style-name="T628"><text:line-break/></text:span><text:span text:style-name="T629">[Accessed 12 10 2017].</text:span></text:p>
      <text:p text:style-name="P630"/>
      <text:p text:style-name="Bibliography"><text:span text:style-name="T631">Kobielus, J., 2014.<text:s/></text:span><text:span text:style-name="T632">IBM Big Data &amp; Analitics Hub.<text:s/></text:span><text:span text:style-name="T633">[Online]<text:s/></text:span><text:span text:style-name="T634"><text:line-break/></text:span><text:span text:style-name="T635">Available at:<text:s/></text:span><text:span text:style-name="T636">http://www.ibmbigdatahub.com/blog/true-hadoop-standards-are-essential-sustaining-industry-momentum-part-1</text:span><text:span text:style-name="T637"><text:line-break/></text:span><text:span text:style-name="T638">[Accessed 12 10 2017].</text:span></text:p>
      <text:p text:style-name="P639"/>
      <text:p text:style-name="Bibliography"><text:span text:style-name="T640">Ray, S.,</text:span><text:span text:style-name="T641"><text:s/>2017.<text:s/></text:span><text:span text:style-name="T642">Essentials of Machine Learning Algorithms.<text:s/></text:span><text:span text:style-name="T643">[Online]<text:s/></text:span><text:span text:style-name="T644"><text:line-break/></text:span><text:span text:style-name="T645">Available at:<text:s/></text:span><text:span text:style-name="T646">https://www.analyticsvidhya.com/blog/2017/09/common-machine-learning-algorithms/</text:span><text:span text:style-name="T647"><text:line-break/></text:span><text:span text:style-name="T648">[Accessed 12 10 2017].</text:span></text:p>
      <text:p text:style-name="P649"/>
      <text:p text:style-name="Bibliography"><text:span text:style-name="T650">coursehero.com, n.d.<text:s/></text:span><text:span text:style-name="T651">A boundary across which two independent systems meet.<text:s/></text:span><text:span text:style-name="T652">[O</text:span><text:span text:style-name="T653">nline]<text:s/></text:span><text:span text:style-name="T654"><text:line-break/></text:span><text:span text:style-name="T655">Available at:<text:s/></text:span><text:span text:style-name="T656">https://www.coursehero.com/file/p28b384/A-boundary-across-which-two-independent-systems-meet-and-act-on-or-communicate/</text:span><text:span text:style-name="T657"><text:line-break/></text:span><text:span text:style-name="T658">[Accessed 08 10 2017].</text:span></text:p>
      <text:p text:style-name="P659"/>
      <text:p text:style-name="Bibliography"><text:span text:style-name="T660">University, G., 2015.<text:s/></text:span><text:span text:style-name="T661">Certificate in Data Sience.<text:s/></text:span><text:span text:style-name="T662">[Online]<text:s/></text:span><text:span text:style-name="T663"><text:line-break/></text:span><text:span text:style-name="T664">Available at:<text:s/></text:span><text:span text:style-name="T665">https://sites.go</text:span><text:span text:style-name="T666">ogle.com/a/georgetown.edu/data-analytics/project-requirements</text:span><text:span text:style-name="T667"><text:line-break/></text:span><text:span text:style-name="T668">[Accessed 10 10 2017].</text:span></text:p>
      <text:p text:style-name="P669"/>
      <text:p text:style-name="Bibliography"><text:span text:style-name="T670">Apache.org, 2013.<text:s/></text:span><text:span text:style-name="T671">Hadoop.<text:s/></text:span><text:span text:style-name="T672">[Online]<text:s/></text:span><text:span text:style-name="T673"><text:line-break/></text:span><text:span text:style-name="T674">Available at:<text:s/></text:span><text:span text:style-name="T675">https://hadoop.apache.org/docs/r1.2.1/mapred_tutorial.html</text:span><text:span text:style-name="T676"><text:line-break/></text:span><text:span text:style-name="T677">[Accessed 10 10 2017].</text:span></text:p>
      <text:p text:style-name="P678"/>
      <text:p text:style-name="Bibliography"><text:span text:style-name="T679">python.org, 2017.<text:s/></text:span><text:span text:style-name="T680">Python.<text:s/></text:span><text:span text:style-name="T681">[Online]<text:s/></text:span><text:span text:style-name="T682"><text:line-break/></text:span><text:span text:style-name="T683">Available at:<text:s/></text:span><text:span text:style-name="T684">https://www.python.org/dev/peps/pep-0008/#introduction</text:span><text:span text:style-name="T685"><text:line-break/></text:span><text:span text:style-name="T686">[Accessed 12 10 2017].</text:span></text:p>
      <text:p text:style-name="P687"/>
      <text:p text:style-name="Bibliography"><text:span text:style-name="T688">Kobielus, J., 2014.<text:s/></text:span><text:span text:style-name="T689">IBM Big Data &amp; Analitics Hub.<text:s/></text:span><text:span text:style-name="T690">[Online]<text:s/></text:span><text:span text:style-name="T691"><text:line-break/></text:span><text:span text:style-name="T692">Available at:<text:s/></text:span><text:span text:style-name="T693">http://www.ibmbigdatahub.com/blog/true-hadoop-standards-are-essential-sustaining-industry</text:span><text:span text:style-name="T694">-momentum-part-1</text:span><text:span text:style-name="T695"><text:line-break/></text:span><text:span text:style-name="T696">[Accessed 12 10 2017].</text:span></text:p>
      <text:p text:style-name="P697"/>
      <text:p text:style-name="Bibliography"><text:span text:style-name="T698">python.org, 2017.<text:s/></text:span><text:span text:style-name="T699">Python.<text:s/></text:span><text:span text:style-name="T700">[Online]<text:s/></text:span><text:span text:style-name="T701"><text:line-break/></text:span><text:span text:style-name="T702">Available at:<text:s/></text:span><text:span text:style-name="T703">https://www.python.org/dev/peps/pep-0008/#introduction</text:span><text:span text:style-name="T704"><text:line-break/></text:span><text:span text:style-name="T705">[Accessed 12 10 2017].</text:span></text:p>
      <text:p text:style-name="P706"/>
      <text:p text:style-name="Bibliography"><text:span text:style-name="T707">Sahni, V., 2015.<text:s/></text:span><text:span text:style-name="T708">Best Practices for Designing a Pragmatic RESTful API.<text:s/></text:span><text:span text:style-name="T709">[Online]<text:s/></text:span><text:span text:style-name="T710"><text:line-break/></text:span><text:span text:style-name="T711">Available at:<text:s/></text:span><text:span text:style-name="T712">http://www.vinaysahni.com/best-practices-for-a-pragmatic-restful-api</text:span><text:span text:style-name="T713"><text:line-break/></text:span><text:span text:style-name="T714">[Accessed 12 10 2017].</text:span></text:p>
      <text:p text:style-name="P7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Head1" style:display-name="Head1" style:family="paragraph" style:parent-style-name="Normal">
      <style:text-properties style:font-name="Calibri Light" fo:font-weight="bold" style:font-weight-asian="bold" fo:font-size="16pt" style:font-size-asian="16pt" style:font-size-complex="16pt" fo:hyphenate="false"/>
    </style:style>
    <style:style style:name="Head2" style:display-name="Head2" style:family="paragraph" style:parent-style-name="PreformattedText">
      <style:paragraph-properties fo:text-align="justify"/>
      <style:text-properties style:font-name="Calibri Light" fo:font-size="14pt" style:font-size-asian="14pt" style:font-size-complex="12pt" style:text-underline-type="single" style:text-underline-style="solid" style:text-underline-width="auto" style:text-underline-mode="continuous" fo:hyphenate="false"/>
    </style:style>
    <style:style style:name="Head1Char" style:display-name="Head1 Char" style:family="text" style:parent-style-name="DefaultParagraphFont">
      <style:text-properties style:font-name="Calibri Light" fo:font-weight="bold" style:font-weight-asian="bold" fo:font-size="16pt" style:font-size-asian="16pt" style:font-size-complex="16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StandardChar" style:display-name="Standard Char" style:family="text" style:parent-style-name="DefaultParagraphFont"/>
    <style:style style:name="PreformattedTextChar" style:display-name="Preformatted Text Char" style:family="text" style:parent-style-name="StandardChar">
      <style:text-properties style:font-name="Liberation Mono" style:font-name-asian="Nimbus Mono L" style:font-name-complex="Liberation Mono" fo:font-size="10pt" style:font-size-asian="10pt" style:font-size-complex="10pt"/>
    </style:style>
    <style:style style:name="Head2Char" style:display-name="Head2 Char" style:family="text" style:parent-style-name="PreformattedTextChar">
      <style:text-properties style:font-name="Calibri Light" style:font-name-asian="Nimbus Mono L" style:font-name-complex="Liberation Mono" fo:font-size="14pt" style:font-size-asian="14pt" style:font-size-complex="10pt"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widows="2" fo:orphans="2" fo:margin-left="0.5in">
        <style:tab-stops/>
      </style:paragraph-properties>
      <style:text-properties style:font-name-complex="Mangal" style:font-size-complex="10.5pt" fo:hyphenate="false"/>
    </style:style>
    <style:style style:name="Head3" style:display-name="Head3" style:family="paragraph" style:parent-style-name="Head2">
      <style:text-properties fo:font-style="italic" style:font-style-asian="italic" style:text-underline-type="none" fo:hyphenate="false"/>
    </style:style>
    <style:style style:name="TableContents" style:display-name="Table Contents" style:family="paragraph" style:parent-style-name="Standard">
      <style:paragraph-properties fo:widows="2" fo:orphans="2" text:number-lines="false"/>
      <style:text-properties fo:hyphenate="false"/>
    </style:style>
    <style:style style:name="Head3Char" style:display-name="Head3 Char" style:family="text" style:parent-style-name="Head2Char">
      <style:text-properties style:font-name="Calibri Light" style:font-name-asian="Nimbus Mono L" style:font-name-complex="Liberation Mono" fo:font-style="italic" style:font-style-asian="italic" fo:font-size="14pt" style:font-size-asian="14pt" style:font-size-complex="10pt"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paragraph-properties fo:widows="2" fo:orphans="2"/>
      <style:text-properties style:font-name-complex="Mangal" style:font-size-complex="10.5pt" fo:hyphenate="false"/>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NCT Analysis</text:p>
      </style:header>
      <style:footer>
        <text:p text:style-name="Footer">12/10/2017<text:tab/><text:tab/><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subject>Project Specification</dc:subject>
    <meta:initial-creator>Allen Higgins C00197373, Zoltan Fuzesi C00197361, Robert Scully C00196960</meta:initial-creator>
    <dc:creator>(Student) - Zoltan Fuzesi</dc:creator>
    <meta:creation-date>2017-10-12T11:56:00Z</meta:creation-date>
    <dc:date>2017-10-15T11:38:00Z</dc:date>
    <meta:template xlink:href="Normal" xlink:type="simple"/>
    <meta:editing-cycles>12</meta:editing-cycles>
    <meta:editing-duration>PT4440S</meta:editing-duration>
    <meta:document-statistic meta:page-count="15" meta:paragraph-count="59" meta:word-count="4477" meta:character-count="29940" meta:row-count="212" meta:non-whitespace-character-count="25522"/>
  </office:meta>
</office:document-meta>
</file>